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3.46pt"/>
    </style:style>
    <style:style style:name="co17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98" calcext:value-type="float">
            <text:p>4598</text:p>
          </table:table-cell>
          <table:table-cell office:value-type="float" office:value="1000" calcext:value-type="float">
            <text:p>1000</text:p>
          </table:table-cell>
          <table:table-cell office:value-type="float" office:value="4.598" calcext:value-type="float">
            <text:p>4.5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1885" calcext:value-type="float">
            <text:p>0.00418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885" calcext:value-type="float">
            <text:p>4.1885E-06</text:p>
          </table:table-cell>
          <table:table-cell office:value-type="float" office:value="0.000002243" calcext:value-type="float">
            <text:p>2.243E-06</text:p>
          </table:table-cell>
          <table:table-cell office:value-type="float" office:value="0.000019544" calcext:value-type="float">
            <text:p>1.9544E-05</text:p>
          </table:table-cell>
          <table:table-cell office:value-type="float" office:value="33163" calcext:value-type="float">
            <text:p>33163</text:p>
          </table:table-cell>
          <table:table-cell office:value-type="float" office:value="1000" calcext:value-type="float">
            <text:p>1000</text:p>
          </table:table-cell>
          <table:table-cell office:value-type="float" office:value="33.163" calcext:value-type="float">
            <text:p>33.16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087" calcext:value-type="float">
            <text:p>2087</text:p>
          </table:table-cell>
          <table:table-cell office:value-type="float" office:value="1000" calcext:value-type="float">
            <text:p>1000</text:p>
          </table:table-cell>
          <table:table-cell office:value-type="float" office:value="2.087" calcext:value-type="float">
            <text:p>2.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36" calcext:value-type="float">
            <text:p>89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6" calcext:value-type="float">
            <text:p>8.93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499607" calcext:value-type="float">
            <text:p>0.00499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9607" calcext:value-type="float">
            <text:p>4.99607E-06</text:p>
          </table:table-cell>
          <table:table-cell office:value-type="float" office:value="0.000003784" calcext:value-type="float">
            <text:p>3.784E-06</text:p>
          </table:table-cell>
          <table:table-cell office:value-type="float" office:value="0.000020919" calcext:value-type="float">
            <text:p>2.0919E-05</text:p>
          </table:table-cell>
          <table:table-cell office:value-type="float" office:value="39316" calcext:value-type="float">
            <text:p>39316</text:p>
          </table:table-cell>
          <table:table-cell office:value-type="float" office:value="1000" calcext:value-type="float">
            <text:p>1000</text:p>
          </table:table-cell>
          <table:table-cell office:value-type="float" office:value="39.316" calcext:value-type="float">
            <text:p>39.31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430" calcext:value-type="float">
            <text:p>2430</text:p>
          </table:table-cell>
          <table:table-cell office:value-type="float" office:value="1000" calcext:value-type="float">
            <text:p>1000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94" calcext:value-type="float">
            <text:p>13294</text:p>
          </table:table-cell>
          <table:table-cell office:value-type="float" office:value="1000" calcext:value-type="float">
            <text:p>1000</text:p>
          </table:table-cell>
          <table:table-cell office:value-type="float" office:value="13.294" calcext:value-type="float">
            <text:p>13.2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0609078" calcext:value-type="float">
            <text:p>0.00609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9078" calcext:value-type="float">
            <text:p>6.09078E-06</text:p>
          </table:table-cell>
          <table:table-cell office:value-type="float" office:value="0.000003897" calcext:value-type="float">
            <text:p>3.897E-06</text:p>
          </table:table-cell>
          <table:table-cell office:value-type="float" office:value="0.000022529" calcext:value-type="float">
            <text:p>2.2529E-05</text:p>
          </table:table-cell>
          <table:table-cell office:value-type="float" office:value="47613" calcext:value-type="float">
            <text:p>47613</text:p>
          </table:table-cell>
          <table:table-cell office:value-type="float" office:value="1000" calcext:value-type="float">
            <text:p>1000</text:p>
          </table:table-cell>
          <table:table-cell office:value-type="float" office:value="47.613" calcext:value-type="float">
            <text:p>47.613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840" calcext:value-type="float">
            <text:p>2840</text:p>
          </table:table-cell>
          <table:table-cell office:value-type="float" office:value="1000" calcext:value-type="float">
            <text:p>10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4" calcext:value-type="float">
            <text:p>2974</text:p>
          </table:table-cell>
          <table:table-cell office:value-type="float" office:value="1000" calcext:value-type="float">
            <text:p>1000</text:p>
          </table:table-cell>
          <table:table-cell office:value-type="float" office:value="2.974" calcext:value-type="float">
            <text:p>2.9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950" calcext:value-type="float">
            <text:p>17950</text:p>
          </table:table-cell>
          <table:table-cell office:value-type="float" office:value="1000" calcext:value-type="float">
            <text:p>1000</text:p>
          </table:table-cell>
          <table:table-cell office:value-type="float" office:value="17.95" calcext:value-type="float">
            <text:p>17.9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00734958" calcext:value-type="float">
            <text:p>0.00734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4958" calcext:value-type="float">
            <text:p>7.34958E-06</text:p>
          </table:table-cell>
          <table:table-cell office:value-type="float" office:value="0.000003965" calcext:value-type="float">
            <text:p>3.965E-06</text:p>
          </table:table-cell>
          <table:table-cell office:value-type="float" office:value="0.000026306" calcext:value-type="float">
            <text:p>2.6306E-05</text:p>
          </table:table-cell>
          <table:table-cell office:value-type="float" office:value="57735" calcext:value-type="float">
            <text:p>57735</text:p>
          </table:table-cell>
          <table:table-cell office:value-type="float" office:value="1000" calcext:value-type="float">
            <text:p>1000</text:p>
          </table:table-cell>
          <table:table-cell office:value-type="float" office:value="57.735" calcext:value-type="float">
            <text:p>57.735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3278" calcext:value-type="float">
            <text:p>3278</text:p>
          </table:table-cell>
          <table:table-cell office:value-type="float" office:value="1000" calcext:value-type="float">
            <text:p>1000</text:p>
          </table:table-cell>
          <table:table-cell office:value-type="float" office:value="3.278" calcext:value-type="float">
            <text:p>3.2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08" calcext:value-type="float">
            <text:p>3408</text:p>
          </table:table-cell>
          <table:table-cell office:value-type="float" office:value="1000" calcext:value-type="float">
            <text:p>1000</text:p>
          </table:table-cell>
          <table:table-cell office:value-type="float" office:value="3.408" calcext:value-type="float">
            <text:p>3.4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572" calcext:value-type="float">
            <text:p>22572</text:p>
          </table:table-cell>
          <table:table-cell office:value-type="float" office:value="1000" calcext:value-type="float">
            <text:p>1000</text:p>
          </table:table-cell>
          <table:table-cell office:value-type="float" office:value="22.572" calcext:value-type="float">
            <text:p>22.57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0871684" calcext:value-type="float">
            <text:p>0.008716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1684" calcext:value-type="float">
            <text:p>8.71684E-06</text:p>
          </table:table-cell>
          <table:table-cell office:value-type="float" office:value="0.000004195" calcext:value-type="float">
            <text:p>4.195E-06</text:p>
          </table:table-cell>
          <table:table-cell office:value-type="float" office:value="0.000019011" calcext:value-type="float">
            <text:p>1.9011E-05</text:p>
          </table:table-cell>
          <table:table-cell office:value-type="float" office:value="70072" calcext:value-type="float">
            <text:p>70072</text:p>
          </table:table-cell>
          <table:table-cell office:value-type="float" office:value="1000" calcext:value-type="float">
            <text:p>1000</text:p>
          </table:table-cell>
          <table:table-cell office:value-type="float" office:value="70.072" calcext:value-type="float">
            <text:p>70.072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80" calcext:value-type="float">
            <text:p>3880</text:p>
          </table:table-cell>
          <table:table-cell office:value-type="float" office:value="1000" calcext:value-type="float">
            <text:p>1000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75" calcext:value-type="float">
            <text:p>26975</text:p>
          </table:table-cell>
          <table:table-cell office:value-type="float" office:value="1000" calcext:value-type="float">
            <text:p>100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107874" calcext:value-type="float">
            <text:p>0.0107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874" calcext:value-type="float">
            <text:p>1.07874E-05</text:p>
          </table:table-cell>
          <table:table-cell office:value-type="float" office:value="0.000006354" calcext:value-type="float">
            <text:p>6.354E-06</text:p>
          </table:table-cell>
          <table:table-cell office:value-type="float" office:value="0.00003349" calcext:value-type="float">
            <text:p>3.349E-05</text:p>
          </table:table-cell>
          <table:table-cell office:value-type="float" office:value="88000" calcext:value-type="float">
            <text:p>88000</text:p>
          </table:table-cell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37" calcext:value-type="float">
            <text:p>4437</text:p>
          </table:table-cell>
          <table:table-cell office:value-type="float" office:value="1000" calcext:value-type="float">
            <text:p>1000</text:p>
          </table:table-cell>
          <table:table-cell office:value-type="float" office:value="4.437" calcext:value-type="float">
            <text:p>4.4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70" calcext:value-type="float">
            <text:p>31570</text:p>
          </table:table-cell>
          <table:table-cell office:value-type="float" office:value="1000" calcext:value-type="float">
            <text:p>1000</text:p>
          </table:table-cell>
          <table:table-cell office:value-type="float" office:value="31.57" calcext:value-type="float">
            <text:p>31.5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137862" calcext:value-type="float">
            <text:p>0.0137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862" calcext:value-type="float">
            <text:p>1.37862E-05</text:p>
          </table:table-cell>
          <table:table-cell office:value-type="float" office:value="0.000006607" calcext:value-type="float">
            <text:p>6.607E-06</text:p>
          </table:table-cell>
          <table:table-cell office:value-type="float" office:value="0.000030245" calcext:value-type="float">
            <text:p>3.0245E-05</text:p>
          </table:table-cell>
          <table:table-cell office:value-type="float" office:value="115821" calcext:value-type="float">
            <text:p>115821</text:p>
          </table:table-cell>
          <table:table-cell office:value-type="float" office:value="1000" calcext:value-type="float">
            <text:p>1000</text:p>
          </table:table-cell>
          <table:table-cell office:value-type="float" office:value="115.821" calcext:value-type="float">
            <text:p>115.821</text:p>
          </table:table-cell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5030" calcext:value-type="float">
            <text:p>5030</text:p>
          </table:table-cell>
          <table:table-cell office:value-type="float" office:value="1000" calcext:value-type="float">
            <text:p>1000</text:p>
          </table:table-cell>
          <table:table-cell office:value-type="float" office:value="5.03" calcext:value-type="float">
            <text:p>5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62" calcext:value-type="float">
            <text:p>5162</text:p>
          </table:table-cell>
          <table:table-cell office:value-type="float" office:value="1000" calcext:value-type="float">
            <text:p>1000</text:p>
          </table:table-cell>
          <table:table-cell office:value-type="float" office:value="5.162" calcext:value-type="float">
            <text:p>5.1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134" calcext:value-type="float">
            <text:p>36134</text:p>
          </table:table-cell>
          <table:table-cell office:value-type="float" office:value="1000" calcext:value-type="float">
            <text:p>1000</text:p>
          </table:table-cell>
          <table:table-cell office:value-type="float" office:value="36.134" calcext:value-type="float">
            <text:p>36.13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018349" calcext:value-type="float">
            <text:p>0.0183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49" calcext:value-type="float">
            <text:p>1.8349E-05</text:p>
          </table:table-cell>
          <table:table-cell office:value-type="float" office:value="0.000006883" calcext:value-type="float">
            <text:p>6.883E-06</text:p>
          </table:table-cell>
          <table:table-cell office:value-type="float" office:value="0.000040868" calcext:value-type="float">
            <text:p>4.0868E-05</text:p>
          </table:table-cell>
          <table:table-cell office:value-type="float" office:value="158549" calcext:value-type="float">
            <text:p>158549</text:p>
          </table:table-cell>
          <table:table-cell office:value-type="float" office:value="1000" calcext:value-type="float">
            <text:p>1000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65" calcext:value-type="float">
            <text:p>6065</text:p>
          </table:table-cell>
          <table:table-cell office:value-type="float" office:value="1000" calcext:value-type="float">
            <text:p>1000</text:p>
          </table:table-cell>
          <table:table-cell office:value-type="float" office:value="6.065" calcext:value-type="float">
            <text:p>6.0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68" calcext:value-type="float">
            <text:p>40468</text:p>
          </table:table-cell>
          <table:table-cell office:value-type="float" office:value="1000" calcext:value-type="float">
            <text:p>1000</text:p>
          </table:table-cell>
          <table:table-cell office:value-type="float" office:value="40.468" calcext:value-type="float">
            <text:p>40.46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255188" calcext:value-type="float">
            <text:p>0.0255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188" calcext:value-type="float">
            <text:p>2.55188E-05</text:p>
          </table:table-cell>
          <table:table-cell office:value-type="float" office:value="0.000010042" calcext:value-type="float">
            <text:p>1.0042E-05</text:p>
          </table:table-cell>
          <table:table-cell office:value-type="float" office:value="0.000063245" calcext:value-type="float">
            <text:p>6.3245E-05</text:p>
          </table:table-cell>
          <table:table-cell office:value-type="float" office:value="228968" calcext:value-type="float">
            <text:p>228968</text:p>
          </table:table-cell>
          <table:table-cell office:value-type="float" office:value="1000" calcext:value-type="float">
            <text:p>1000</text:p>
          </table:table-cell>
          <table:table-cell office:value-type="float" office:value="228.968" calcext:value-type="float">
            <text:p>228.968</text:p>
          </table:table-cell>
          <table:table-cell office:value-type="float" office:value="82" calcext:value-type="float">
            <text:p>82</text:p>
          </table:table-cell>
          <table:table-cell office:value-type="float" office:value="340" calcext:value-type="float">
            <text:p>340</text:p>
          </table:table-cell>
          <table:table-cell office:value-type="float" office:value="7318" calcext:value-type="float">
            <text:p>7318</text:p>
          </table:table-cell>
          <table:table-cell office:value-type="float" office:value="1000" calcext:value-type="float">
            <text:p>1000</text:p>
          </table:table-cell>
          <table:table-cell office:value-type="float" office:value="7.318" calcext:value-type="float">
            <text:p>7.3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32" calcext:value-type="float">
            <text:p>7332</text:p>
          </table:table-cell>
          <table:table-cell office:value-type="float" office:value="1000" calcext:value-type="float">
            <text:p>1000</text:p>
          </table:table-cell>
          <table:table-cell office:value-type="float" office:value="7.332" calcext:value-type="float">
            <text:p>7.3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63" calcext:value-type="float">
            <text:p>19163</text:p>
          </table:table-cell>
          <table:table-cell office:value-type="float" office:value="1000" calcext:value-type="float">
            <text:p>1000</text:p>
          </table:table-cell>
          <table:table-cell office:value-type="float" office:value="19.163" calcext:value-type="float">
            <text:p>19.16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00823897" calcext:value-type="float">
            <text:p>0.008238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3897" calcext:value-type="float">
            <text:p>8.23897E-06</text:p>
          </table:table-cell>
          <table:table-cell office:value-type="float" office:value="0.000006581" calcext:value-type="float">
            <text:p>6.581E-06</text:p>
          </table:table-cell>
          <table:table-cell office:value-type="float" office:value="0.000029053" calcext:value-type="float">
            <text:p>2.9053E-05</text:p>
          </table:table-cell>
          <table:table-cell office:value-type="float" office:value="73262" calcext:value-type="float">
            <text:p>73262</text:p>
          </table:table-cell>
          <table:table-cell office:value-type="float" office:value="1000" calcext:value-type="float">
            <text:p>1000</text:p>
          </table:table-cell>
          <table:table-cell office:value-type="float" office:value="73.262" calcext:value-type="float">
            <text:p>73.262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2373" calcext:value-type="float">
            <text:p>2373</text:p>
          </table:table-cell>
          <table:table-cell office:value-type="float" office:value="1000" calcext:value-type="float">
            <text:p>1000</text:p>
          </table:table-cell>
          <table:table-cell office:value-type="float" office:value="2.373" calcext:value-type="float">
            <text:p>2.3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34" calcext:value-type="float">
            <text:p>37934</text:p>
          </table:table-cell>
          <table:table-cell office:value-type="float" office:value="1000" calcext:value-type="float">
            <text:p>1000</text:p>
          </table:table-cell>
          <table:table-cell office:value-type="float" office:value="37.934" calcext:value-type="float">
            <text:p>37.93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0107241" calcext:value-type="float">
            <text:p>0.0107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241" calcext:value-type="float">
            <text:p>1.07241E-05</text:p>
          </table:table-cell>
          <table:table-cell office:value-type="float" office:value="0.000006808" calcext:value-type="float">
            <text:p>6.808E-06</text:p>
          </table:table-cell>
          <table:table-cell office:value-type="float" office:value="0.000032687" calcext:value-type="float">
            <text:p>3.2687E-05</text:p>
          </table:table-cell>
          <table:table-cell office:value-type="float" office:value="92524" calcext:value-type="float">
            <text:p>92524</text:p>
          </table:table-cell>
          <table:table-cell office:value-type="float" office:value="1000" calcext:value-type="float">
            <text:p>1000</text:p>
          </table:table-cell>
          <table:table-cell office:value-type="float" office:value="92.524" calcext:value-type="float">
            <text:p>92.524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2925" calcext:value-type="float">
            <text:p>2925</text:p>
          </table:table-cell>
          <table:table-cell office:value-type="float" office:value="1000" calcext:value-type="float">
            <text:p>1000</text:p>
          </table:table-cell>
          <table:table-cell office:value-type="float" office:value="2.925" calcext:value-type="float">
            <text:p>2.9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6" calcext:value-type="float">
            <text:p>3216</text:p>
          </table:table-cell>
          <table:table-cell office:value-type="float" office:value="1000" calcext:value-type="float">
            <text:p>1000</text:p>
          </table:table-cell>
          <table:table-cell office:value-type="float" office:value="3.216" calcext:value-type="float">
            <text:p>3.2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46" calcext:value-type="float">
            <text:p>56746</text:p>
          </table:table-cell>
          <table:table-cell office:value-type="float" office:value="1000" calcext:value-type="float">
            <text:p>1000</text:p>
          </table:table-cell>
          <table:table-cell office:value-type="float" office:value="56.746" calcext:value-type="float">
            <text:p>56.746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779" calcext:value-type="float">
            <text:p>1.33779E-05</text:p>
          </table:table-cell>
          <table:table-cell office:value-type="float" office:value="0.000007294" calcext:value-type="float">
            <text:p>7.294E-06</text:p>
          </table:table-cell>
          <table:table-cell office:value-type="float" office:value="0.000029798" calcext:value-type="float">
            <text:p>2.9798E-05</text:p>
          </table:table-cell>
          <table:table-cell office:value-type="float" office:value="116006" calcext:value-type="float">
            <text:p>116006</text:p>
          </table:table-cell>
          <table:table-cell office:value-type="float" office:value="1000" calcext:value-type="float">
            <text:p>1000</text:p>
          </table:table-cell>
          <table:table-cell office:value-type="float" office:value="116.006" calcext:value-type="float">
            <text:p>116.006</text:p>
          </table:table-cell>
          <table:table-cell office:value-type="float" office:value="66" calcext:value-type="float">
            <text:p>66</text:p>
          </table:table-cell>
          <table:table-cell office:value-type="float" office:value="202" calcext:value-type="float">
            <text:p>202</text:p>
          </table:table-cell>
          <table:table-cell office:value-type="float" office:value="3485" calcext:value-type="float">
            <text:p>3485</text:p>
          </table:table-cell>
          <table:table-cell office:value-type="float" office:value="1000" calcext:value-type="float">
            <text:p>1000</text:p>
          </table:table-cell>
          <table:table-cell office:value-type="float" office:value="3.485" calcext:value-type="float">
            <text:p>3.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77" calcext:value-type="float">
            <text:p>3877</text:p>
          </table:table-cell>
          <table:table-cell office:value-type="float" office:value="1000" calcext:value-type="float">
            <text:p>1000</text:p>
          </table:table-cell>
          <table:table-cell office:value-type="float" office:value="3.877" calcext:value-type="float">
            <text:p>3.8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538" calcext:value-type="float">
            <text:p>76538</text:p>
          </table:table-cell>
          <table:table-cell office:value-type="float" office:value="1000" calcext:value-type="float">
            <text:p>1000</text:p>
          </table:table-cell>
          <table:table-cell office:value-type="float" office:value="76.538" calcext:value-type="float">
            <text:p>76.53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0170371" calcext:value-type="float">
            <text:p>0.01703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71" calcext:value-type="float">
            <text:p>1.70371E-05</text:p>
          </table:table-cell>
          <table:table-cell office:value-type="float" office:value="0.000007463" calcext:value-type="float">
            <text:p>7.463E-06</text:p>
          </table:table-cell>
          <table:table-cell office:value-type="float" office:value="0.000042986" calcext:value-type="float">
            <text:p>4.2986E-05</text:p>
          </table:table-cell>
          <table:table-cell office:value-type="float" office:value="148369" calcext:value-type="float">
            <text:p>148369</text:p>
          </table:table-cell>
          <table:table-cell office:value-type="float" office:value="1000" calcext:value-type="float">
            <text:p>1000</text:p>
          </table:table-cell>
          <table:table-cell office:value-type="float" office:value="148.369" calcext:value-type="float">
            <text:p>148.369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office:value-type="float" office:value="4115" calcext:value-type="float">
            <text:p>4115</text:p>
          </table:table-cell>
          <table:table-cell office:value-type="float" office:value="1000" calcext:value-type="float">
            <text:p>1000</text:p>
          </table:table-cell>
          <table:table-cell office:value-type="float" office:value="4.115" calcext:value-type="float">
            <text:p>4.1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86" calcext:value-type="float">
            <text:p>4586</text:p>
          </table:table-cell>
          <table:table-cell office:value-type="float" office:value="1000" calcext:value-type="float">
            <text:p>1000</text:p>
          </table:table-cell>
          <table:table-cell office:value-type="float" office:value="4.586" calcext:value-type="float">
            <text:p>4.5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302" calcext:value-type="float">
            <text:p>95302</text:p>
          </table:table-cell>
          <table:table-cell office:value-type="float" office:value="1000" calcext:value-type="float">
            <text:p>1000</text:p>
          </table:table-cell>
          <table:table-cell office:value-type="float" office:value="95.302" calcext:value-type="float">
            <text:p>95.302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0.0219277" calcext:value-type="float">
            <text:p>0.0219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277" calcext:value-type="float">
            <text:p>2.19277E-05</text:p>
          </table:table-cell>
          <table:table-cell office:value-type="float" office:value="0.000011513" calcext:value-type="float">
            <text:p>1.1513E-05</text:p>
          </table:table-cell>
          <table:table-cell office:value-type="float" office:value="0.00004524" calcext:value-type="float">
            <text:p>4.524E-05</text:p>
          </table:table-cell>
          <table:table-cell office:value-type="float" office:value="193688" calcext:value-type="float">
            <text:p>193688</text:p>
          </table:table-cell>
          <table:table-cell office:value-type="float" office:value="1000" calcext:value-type="float">
            <text:p>1000</text:p>
          </table:table-cell>
          <table:table-cell office:value-type="float" office:value="193.688" calcext:value-type="float">
            <text:p>193.688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4858" calcext:value-type="float">
            <text:p>4858</text:p>
          </table:table-cell>
          <table:table-cell office:value-type="float" office:value="1000" calcext:value-type="float">
            <text:p>1000</text:p>
          </table:table-cell>
          <table:table-cell office:value-type="float" office:value="4.858" calcext:value-type="float">
            <text:p>4.8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41" calcext:value-type="float">
            <text:p>5341</text:p>
          </table:table-cell>
          <table:table-cell office:value-type="float" office:value="1000" calcext:value-type="float">
            <text:p>1000</text:p>
          </table:table-cell>
          <table:table-cell office:value-type="float" office:value="5.341" calcext:value-type="float">
            <text:p>5.3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726" calcext:value-type="float">
            <text:p>113726</text:p>
          </table:table-cell>
          <table:table-cell office:value-type="float" office:value="1000" calcext:value-type="float">
            <text:p>1000</text:p>
          </table:table-cell>
          <table:table-cell office:value-type="float" office:value="113.726" calcext:value-type="float">
            <text:p>113.726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0.0291624" calcext:value-type="float">
            <text:p>0.0291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624" calcext:value-type="float">
            <text:p>2.91624E-05</text:p>
          </table:table-cell>
          <table:table-cell office:value-type="float" office:value="0.000016181" calcext:value-type="float">
            <text:p>1.6181E-05</text:p>
          </table:table-cell>
          <table:table-cell office:value-type="float" office:value="0.000075436" calcext:value-type="float">
            <text:p>7.5436E-05</text:p>
          </table:table-cell>
          <table:table-cell office:value-type="float" office:value="260440" calcext:value-type="float">
            <text:p>260440</text:p>
          </table:table-cell>
          <table:table-cell office:value-type="float" office:value="1000" calcext:value-type="float">
            <text:p>1000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" calcext:value-type="float">
            <text:p>142</text:p>
          </table:table-cell>
          <table:table-cell office:value-type="float" office:value="490" calcext:value-type="float">
            <text:p>490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5" calcext:value-type="float">
            <text:p>6275</text:p>
          </table:table-cell>
          <table:table-cell office:value-type="float" office:value="1000" calcext:value-type="float">
            <text:p>1000</text:p>
          </table:table-cell>
          <table:table-cell office:value-type="float" office:value="6.275" calcext:value-type="float">
            <text:p>6.2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809" calcext:value-type="float">
            <text:p>132809</text:p>
          </table:table-cell>
          <table:table-cell office:value-type="float" office:value="1000" calcext:value-type="float">
            <text:p>1000</text:p>
          </table:table-cell>
          <table:table-cell office:value-type="float" office:value="132.809" calcext:value-type="float">
            <text:p>132.809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0.0398864" calcext:value-type="float">
            <text:p>0.0398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864" calcext:value-type="float">
            <text:p>3.98864E-05</text:p>
          </table:table-cell>
          <table:table-cell office:value-type="float" office:value="0.000017823" calcext:value-type="float">
            <text:p>1.7823E-05</text:p>
          </table:table-cell>
          <table:table-cell office:value-type="float" office:value="0.000086239" calcext:value-type="float">
            <text:p>8.6239E-05</text:p>
          </table:table-cell>
          <table:table-cell office:value-type="float" office:value="369705" calcext:value-type="float">
            <text:p>369705</text:p>
          </table:table-cell>
          <table:table-cell office:value-type="float" office:value="1000" calcext:value-type="float">
            <text:p>1000</text:p>
          </table:table-cell>
          <table:table-cell office:value-type="float" office:value="369.705" calcext:value-type="float">
            <text:p>369.705</text:p>
          </table:table-cell>
          <table:table-cell office:value-type="float" office:value="158" calcext:value-type="float">
            <text:p>158</text:p>
          </table:table-cell>
          <table:table-cell office:value-type="float" office:value="714" calcext:value-type="float">
            <text:p>714</text:p>
          </table:table-cell>
          <table:table-cell office:value-type="float" office:value="6981" calcext:value-type="float">
            <text:p>6981</text:p>
          </table:table-cell>
          <table:table-cell office:value-type="float" office:value="1000" calcext:value-type="float">
            <text:p>1000</text:p>
          </table:table-cell>
          <table:table-cell office:value-type="float" office:value="6.981" calcext:value-type="float">
            <text:p>6.9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83" calcext:value-type="float">
            <text:p>7483</text:p>
          </table:table-cell>
          <table:table-cell office:value-type="float" office:value="1000" calcext:value-type="float">
            <text:p>1000</text:p>
          </table:table-cell>
          <table:table-cell office:value-type="float" office:value="7.483" calcext:value-type="float">
            <text:p>7.4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85" calcext:value-type="float">
            <text:p>151985</text:p>
          </table:table-cell>
          <table:table-cell office:value-type="float" office:value="1000" calcext:value-type="float">
            <text:p>1000</text:p>
          </table:table-cell>
          <table:table-cell office:value-type="float" office:value="151.985" calcext:value-type="float">
            <text:p>151.985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0.0604834" calcext:value-type="float">
            <text:p>0.0604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834" calcext:value-type="float">
            <text:p>6.04834E-05</text:p>
          </table:table-cell>
          <table:table-cell office:value-type="float" office:value="0.000032548" calcext:value-type="float">
            <text:p>3.2548E-05</text:p>
          </table:table-cell>
          <table:table-cell office:value-type="float" office:value="0.000113263" calcext:value-type="float">
            <text:p>0.000113263</text:p>
          </table:table-cell>
          <table:table-cell office:value-type="float" office:value="575185" calcext:value-type="float">
            <text:p>575185</text:p>
          </table:table-cell>
          <table:table-cell office:value-type="float" office:value="1000" calcext:value-type="float">
            <text:p>1000</text:p>
          </table:table-cell>
          <table:table-cell office:value-type="float" office:value="575.185" calcext:value-type="float">
            <text:p>575.185</text:p>
          </table:table-cell>
          <table:table-cell office:value-type="float" office:value="301" calcext:value-type="float">
            <text:p>301</text:p>
          </table:table-cell>
          <table:table-cell office:value-type="float" office:value="1090" calcext:value-type="float">
            <text:p>1090</text:p>
          </table:table-cell>
          <table:table-cell office:value-type="float" office:value="8752" calcext:value-type="float">
            <text:p>8752</text:p>
          </table:table-cell>
          <table:table-cell office:value-type="float" office:value="1000" calcext:value-type="float">
            <text:p>1000</text:p>
          </table:table-cell>
          <table:table-cell office:value-type="float" office:value="8.752" calcext:value-type="float">
            <text:p>8.7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205" calcext:value-type="float">
            <text:p>9205</text:p>
          </table:table-cell>
          <table:table-cell office:value-type="float" office:value="1000" calcext:value-type="float">
            <text:p>1000</text:p>
          </table:table-cell>
          <table:table-cell office:value-type="float" office:value="9.205" calcext:value-type="float">
            <text:p>9.20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31" calcext:value-type="float">
            <text:p>171031</text:p>
          </table:table-cell>
          <table:table-cell office:value-type="float" office:value="1000" calcext:value-type="float">
            <text:p>1000</text:p>
          </table:table-cell>
          <table:table-cell office:value-type="float" office:value="171.031" calcext:value-type="float">
            <text:p>171.031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25" calcext:value-type="float">
            <text:p>0.000109825</text:p>
          </table:table-cell>
          <table:table-cell office:value-type="float" office:value="0.000060068" calcext:value-type="float">
            <text:p>6.0068E-05</text:p>
          </table:table-cell>
          <table:table-cell office:value-type="float" office:value="0.000205089" calcext:value-type="float">
            <text:p>0.000205089</text:p>
          </table:table-cell>
          <table:table-cell office:value-type="float" office:value="1068612" calcext:value-type="float">
            <text:p>1068612</text:p>
          </table:table-cell>
          <table:table-cell office:value-type="float" office:value="1000" calcext:value-type="float">
            <text:p>1000</text:p>
          </table:table-cell>
          <table:table-cell office:value-type="float" office:value="1068.61" calcext:value-type="float">
            <text:p>1068.61</text:p>
          </table:table-cell>
          <table:table-cell office:value-type="float" office:value="580" calcext:value-type="float">
            <text:p>580</text:p>
          </table:table-cell>
          <table:table-cell office:value-type="float" office:value="1896" calcext:value-type="float">
            <text:p>1896</text:p>
          </table:table-cell>
          <table:table-cell office:value-type="float" office:value="11916" calcext:value-type="float">
            <text:p>11916</text:p>
          </table:table-cell>
          <table:table-cell office:value-type="float" office:value="1000" calcext:value-type="float">
            <text:p>1000</text:p>
          </table:table-cell>
          <table:table-cell office:value-type="float" office:value="11.916" calcext:value-type="float">
            <text:p>11.9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116" calcext:value-type="float">
            <text:p>12116</text:p>
          </table:table-cell>
          <table:table-cell office:value-type="float" office:value="1000" calcext:value-type="float">
            <text:p>1000</text:p>
          </table:table-cell>
          <table:table-cell office:value-type="float" office:value="12.116" calcext:value-type="float">
            <text:p>12.1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63" calcext:value-type="float">
            <text:p>43363</text:p>
          </table:table-cell>
          <table:table-cell office:value-type="float" office:value="1000" calcext:value-type="float">
            <text:p>1000</text:p>
          </table:table-cell>
          <table:table-cell office:value-type="float" office:value="43.363" calcext:value-type="float">
            <text:p>43.36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0125269" calcext:value-type="float">
            <text:p>0.0125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269" calcext:value-type="float">
            <text:p>1.25269E-05</text:p>
          </table:table-cell>
          <table:table-cell office:value-type="float" office:value="0.000009383" calcext:value-type="float">
            <text:p>9.383E-06</text:p>
          </table:table-cell>
          <table:table-cell office:value-type="float" office:value="0.000028843" calcext:value-type="float">
            <text:p>2.8843E-05</text:p>
          </table:table-cell>
          <table:table-cell office:value-type="float" office:value="116597" calcext:value-type="float">
            <text:p>116597</text:p>
          </table:table-cell>
          <table:table-cell office:value-type="float" office:value="1000" calcext:value-type="float">
            <text:p>1000</text:p>
          </table:table-cell>
          <table:table-cell office:value-type="float" office:value="116.597" calcext:value-type="float">
            <text:p>116.59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2569" calcext:value-type="float">
            <text:p>2569</text:p>
          </table:table-cell>
          <table:table-cell office:value-type="float" office:value="1000" calcext:value-type="float">
            <text:p>1000</text:p>
          </table:table-cell>
          <table:table-cell office:value-type="float" office:value="2.569" calcext:value-type="float">
            <text:p>2.5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2" calcext:value-type="float">
            <text:p>422</text:p>
          </table:table-cell>
          <table:table-cell office:value-type="float" office:value="1000" calcext:value-type="float">
            <text:p>1000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12" calcext:value-type="float">
            <text:p>87012</text:p>
          </table:table-cell>
          <table:table-cell office:value-type="float" office:value="1000" calcext:value-type="float">
            <text:p>1000</text:p>
          </table:table-cell>
          <table:table-cell office:value-type="float" office:value="87.012" calcext:value-type="float">
            <text:p>87.012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0.0167455" calcext:value-type="float">
            <text:p>0.0167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455" calcext:value-type="float">
            <text:p>1.67455E-05</text:p>
          </table:table-cell>
          <table:table-cell office:value-type="float" office:value="0.000010002" calcext:value-type="float">
            <text:p>1.0002E-05</text:p>
          </table:table-cell>
          <table:table-cell office:value-type="float" office:value="0.000060413" calcext:value-type="float">
            <text:p>6.0413E-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00" calcext:value-type="float">
            <text:p>1000</text:p>
          </table:table-cell>
          <table:table-cell office:value-type="float" office:value="150.911" calcext:value-type="float">
            <text:p>150.911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3225" calcext:value-type="float">
            <text:p>3225</text:p>
          </table:table-cell>
          <table:table-cell office:value-type="float" office:value="1000" calcext:value-type="float">
            <text:p>1000</text:p>
          </table:table-cell>
          <table:table-cell office:value-type="float" office:value="3.225" calcext:value-type="float">
            <text:p>3.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9" calcext:value-type="float">
            <text:p>3729</text:p>
          </table:table-cell>
          <table:table-cell office:value-type="float" office:value="1000" calcext:value-type="float">
            <text:p>1000</text:p>
          </table:table-cell>
          <table:table-cell office:value-type="float" office:value="3.729" calcext:value-type="float">
            <text:p>3.7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65" calcext:value-type="float">
            <text:p>130865</text:p>
          </table:table-cell>
          <table:table-cell office:value-type="float" office:value="1000" calcext:value-type="float">
            <text:p>1000</text:p>
          </table:table-cell>
          <table:table-cell office:value-type="float" office:value="130.865" calcext:value-type="float">
            <text:p>130.865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0.0215207" calcext:value-type="float">
            <text:p>0.0215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207" calcext:value-type="float">
            <text:p>2.15207E-05</text:p>
          </table:table-cell>
          <table:table-cell office:value-type="float" office:value="0.000015112" calcext:value-type="float">
            <text:p>1.5112E-05</text:p>
          </table:table-cell>
          <table:table-cell office:value-type="float" office:value="0.000040117" calcext:value-type="float">
            <text:p>4.0117E-05</text:p>
          </table:table-cell>
          <table:table-cell office:value-type="float" office:value="192657" calcext:value-type="float">
            <text:p>192657</text:p>
          </table:table-cell>
          <table:table-cell office:value-type="float" office:value="1000" calcext:value-type="float">
            <text:p>1000</text:p>
          </table:table-cell>
          <table:table-cell office:value-type="float" office:value="192.657" calcext:value-type="float">
            <text:p>192.657</text:p>
          </table:table-cell>
          <table:table-cell office:value-type="float" office:value="139" calcext:value-type="float">
            <text:p>139</text:p>
          </table:table-cell>
          <table:table-cell office:value-type="float" office:value="331" calcext:value-type="float">
            <text:p>331</text:p>
          </table:table-cell>
          <table:table-cell office:value-type="float" office:value="3865" calcext:value-type="float">
            <text:p>3865</text:p>
          </table:table-cell>
          <table:table-cell office:value-type="float" office:value="1000" calcext:value-type="float">
            <text:p>1000</text:p>
          </table:table-cell>
          <table:table-cell office:value-type="float" office:value="3.865" calcext:value-type="float">
            <text:p>3.8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18" calcext:value-type="float">
            <text:p>4418</text:p>
          </table:table-cell>
          <table:table-cell office:value-type="float" office:value="1000" calcext:value-type="float">
            <text:p>1000</text:p>
          </table:table-cell>
          <table:table-cell office:value-type="float" office:value="4.418" calcext:value-type="float">
            <text:p>4.4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356" calcext:value-type="float">
            <text:p>174356</text:p>
          </table:table-cell>
          <table:table-cell office:value-type="float" office:value="1000" calcext:value-type="float">
            <text:p>1000</text:p>
          </table:table-cell>
          <table:table-cell office:value-type="float" office:value="174.356" calcext:value-type="float">
            <text:p>174.356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0.0281141" calcext:value-type="float">
            <text:p>0.0281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41" calcext:value-type="float">
            <text:p>2.81141E-05</text:p>
          </table:table-cell>
          <table:table-cell office:value-type="float" office:value="0.000016128" calcext:value-type="float">
            <text:p>1.6128E-05</text:p>
          </table:table-cell>
          <table:table-cell office:value-type="float" office:value="0.000072471" calcext:value-type="float">
            <text:p>7.2471E-05</text:p>
          </table:table-cell>
          <table:table-cell office:value-type="float" office:value="251981" calcext:value-type="float">
            <text:p>251981</text:p>
          </table:table-cell>
          <table:table-cell office:value-type="float" office:value="1000" calcext:value-type="float">
            <text:p>1000</text:p>
          </table:table-cell>
          <table:table-cell office:value-type="float" office:value="251.981" calcext:value-type="float">
            <text:p>251.981</text:p>
          </table:table-cell>
          <table:table-cell office:value-type="float" office:value="148" calcext:value-type="float">
            <text:p>148</text:p>
          </table:table-cell>
          <table:table-cell office:value-type="float" office:value="448" calcext:value-type="float">
            <text:p>448</text:p>
          </table:table-cell>
          <table:table-cell office:value-type="float" office:value="4637" calcext:value-type="float">
            <text:p>4637</text:p>
          </table:table-cell>
          <table:table-cell office:value-type="float" office:value="1000" calcext:value-type="float">
            <text:p>1000</text:p>
          </table:table-cell>
          <table:table-cell office:value-type="float" office:value="4.637" calcext:value-type="float">
            <text:p>4.6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9" calcext:value-type="float">
            <text:p>639</text:p>
          </table:table-cell>
          <table:table-cell office:value-type="float" office:value="1000" calcext:value-type="float">
            <text:p>1000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76" calcext:value-type="float">
            <text:p>217776</text:p>
          </table:table-cell>
          <table:table-cell office:value-type="float" office:value="1000" calcext:value-type="float">
            <text:p>1000</text:p>
          </table:table-cell>
          <table:table-cell office:value-type="float" office:value="217.776" calcext:value-type="float">
            <text:p>217.776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0.0368089" calcext:value-type="float">
            <text:p>0.0368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89" calcext:value-type="float">
            <text:p>3.68089E-05</text:p>
          </table:table-cell>
          <table:table-cell office:value-type="float" office:value="0.000023593" calcext:value-type="float">
            <text:p>2.3593E-05</text:p>
          </table:table-cell>
          <table:table-cell office:value-type="float" office:value="0.000077274" calcext:value-type="float">
            <text:p>7.7274E-05</text:p>
          </table:table-cell>
          <table:table-cell office:value-type="float" office:value="336298" calcext:value-type="float">
            <text:p>336298</text:p>
          </table:table-cell>
          <table:table-cell office:value-type="float" office:value="1000" calcext:value-type="float">
            <text:p>1000</text:p>
          </table:table-cell>
          <table:table-cell office:value-type="float" office:value="336.298" calcext:value-type="float">
            <text:p>336.298</text:p>
          </table:table-cell>
          <table:table-cell office:value-type="float" office:value="213" calcext:value-type="float">
            <text:p>213</text:p>
          </table:table-cell>
          <table:table-cell office:value-type="float" office:value="605" calcext:value-type="float">
            <text:p>605</text:p>
          </table:table-cell>
          <table:table-cell office:value-type="float" office:value="5507" calcext:value-type="float">
            <text:p>5507</text:p>
          </table:table-cell>
          <table:table-cell office:value-type="float" office:value="1000" calcext:value-type="float">
            <text:p>1000</text:p>
          </table:table-cell>
          <table:table-cell office:value-type="float" office:value="5.507" calcext:value-type="float">
            <text:p>5.5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409" calcext:value-type="float">
            <text:p>261409</text:p>
          </table:table-cell>
          <table:table-cell office:value-type="float" office:value="1000" calcext:value-type="float">
            <text:p>1000</text:p>
          </table:table-cell>
          <table:table-cell office:value-type="float" office:value="261.409" calcext:value-type="float">
            <text:p>261.409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0.0501723" calcext:value-type="float">
            <text:p>0.0501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1723" calcext:value-type="float">
            <text:p>5.01723E-05</text:p>
          </table:table-cell>
          <table:table-cell office:value-type="float" office:value="0.000025561" calcext:value-type="float">
            <text:p>2.5561E-05</text:p>
          </table:table-cell>
          <table:table-cell office:value-type="float" office:value="0.000093325" calcext:value-type="float">
            <text:p>9.3325E-05</text:p>
          </table:table-cell>
          <table:table-cell office:value-type="float" office:value="468760" calcext:value-type="float">
            <text:p>468760</text:p>
          </table:table-cell>
          <table:table-cell office:value-type="float" office:value="1000" calcext:value-type="float">
            <text:p>1000</text:p>
          </table:table-cell>
          <table:table-cell office:value-type="float" office:value="468.76" calcext:value-type="float">
            <text:p>468.76</text:p>
          </table:table-cell>
          <table:table-cell office:value-type="float" office:value="235" calcext:value-type="float">
            <text:p>235</text:p>
          </table:table-cell>
          <table:table-cell office:value-type="float" office:value="793" calcext:value-type="float">
            <text:p>793</text:p>
          </table:table-cell>
          <table:table-cell office:value-type="float" office:value="6647" calcext:value-type="float">
            <text:p>6647</text:p>
          </table:table-cell>
          <table:table-cell office:value-type="float" office:value="1000" calcext:value-type="float">
            <text:p>1000</text:p>
          </table:table-cell>
          <table:table-cell office:value-type="float" office:value="6.647" calcext:value-type="float">
            <text:p>6.6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97" calcext:value-type="float">
            <text:p>7497</text:p>
          </table:table-cell>
          <table:table-cell office:value-type="float" office:value="1000" calcext:value-type="float">
            <text:p>1000</text:p>
          </table:table-cell>
          <table:table-cell office:value-type="float" office:value="7.497" calcext:value-type="float">
            <text:p>7.4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184" calcext:value-type="float">
            <text:p>304184</text:p>
          </table:table-cell>
          <table:table-cell office:value-type="float" office:value="1000" calcext:value-type="float">
            <text:p>1000</text:p>
          </table:table-cell>
          <table:table-cell office:value-type="float" office:value="304.184" calcext:value-type="float">
            <text:p>304.184</text:p>
          </table:table-cell>
          <table:table-cell office:value-type="float" office:value="273" calcext:value-type="float">
            <text:p>273</text:p>
          </table:table-cell>
          <table:table-cell office:value-type="float" office:value="334" calcext:value-type="float">
            <text:p>334</text:p>
          </table:table-cell>
          <table:table-cell office:value-type="float" office:value="0.073753" calcext:value-type="float">
            <text:p>0.073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53" calcext:value-type="float">
            <text:p>7.3753E-05</text:p>
          </table:table-cell>
          <table:table-cell office:value-type="float" office:value="0.000043859" calcext:value-type="float">
            <text:p>4.3859E-05</text:p>
          </table:table-cell>
          <table:table-cell office:value-type="float" office:value="0.000172141" calcext:value-type="float">
            <text:p>0.000172141</text:p>
          </table:table-cell>
          <table:table-cell office:value-type="float" office:value="705386" calcext:value-type="float">
            <text:p>705386</text:p>
          </table:table-cell>
          <table:table-cell office:value-type="float" office:value="1000" calcext:value-type="float">
            <text:p>1000</text:p>
          </table:table-cell>
          <table:table-cell office:value-type="float" office:value="705.386" calcext:value-type="float">
            <text:p>705.386</text:p>
          </table:table-cell>
          <table:table-cell office:value-type="float" office:value="409" calcext:value-type="float">
            <text:p>409</text:p>
          </table:table-cell>
          <table:table-cell office:value-type="float" office:value="1214" calcext:value-type="float">
            <text:p>1214</text:p>
          </table:table-cell>
          <table:table-cell office:value-type="float" office:value="8262" calcext:value-type="float">
            <text:p>8262</text:p>
          </table:table-cell>
          <table:table-cell office:value-type="float" office:value="1000" calcext:value-type="float">
            <text:p>1000</text:p>
          </table:table-cell>
          <table:table-cell office:value-type="float" office:value="8.262" calcext:value-type="float">
            <text:p>8.26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36" calcext:value-type="float">
            <text:p>9136</text:p>
          </table:table-cell>
          <table:table-cell office:value-type="float" office:value="1000" calcext:value-type="float">
            <text:p>1000</text:p>
          </table:table-cell>
          <table:table-cell office:value-type="float" office:value="9.136" calcext:value-type="float">
            <text:p>9.1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878" calcext:value-type="float">
            <text:p>347878</text:p>
          </table:table-cell>
          <table:table-cell office:value-type="float" office:value="1000" calcext:value-type="float">
            <text:p>1000</text:p>
          </table:table-cell>
          <table:table-cell office:value-type="float" office:value="347.878" calcext:value-type="float">
            <text:p>347.878</text:p>
          </table:table-cell>
          <table:table-cell office:value-type="float" office:value="318" calcext:value-type="float">
            <text:p>318</text:p>
          </table:table-cell>
          <table:table-cell office:value-type="float" office:value="379" calcext:value-type="float">
            <text:p>379</text:p>
          </table:table-cell>
          <table:table-cell office:value-type="float" office:value="0.120224" calcext:value-type="float">
            <text:p>0.120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224" calcext:value-type="float">
            <text:p>0.000120224</text:p>
          </table:table-cell>
          <table:table-cell office:value-type="float" office:value="0.000061222" calcext:value-type="float">
            <text:p>6.1222E-05</text:p>
          </table:table-cell>
          <table:table-cell office:value-type="float" office:value="0.000244797" calcext:value-type="float">
            <text:p>0.000244797</text:p>
          </table:table-cell>
          <table:table-cell office:value-type="float" office:value="1186180" calcext:value-type="float">
            <text:p>1186180</text:p>
          </table:table-cell>
          <table:table-cell office:value-type="float" office:value="1000" calcext:value-type="float">
            <text:p>1000</text:p>
          </table:table-cell>
          <table:table-cell office:value-type="float" office:value="1186.18" calcext:value-type="float">
            <text:p>1186.18</text:p>
          </table:table-cell>
          <table:table-cell office:value-type="float" office:value="587" calcext:value-type="float">
            <text:p>587</text:p>
          </table:table-cell>
          <table:table-cell office:value-type="float" office:value="2078" calcext:value-type="float">
            <text:p>2078</text:p>
          </table:table-cell>
          <table:table-cell office:value-type="float" office:value="10722" calcext:value-type="float">
            <text:p>10722</text:p>
          </table:table-cell>
          <table:table-cell office:value-type="float" office:value="1000" calcext:value-type="float">
            <text:p>1000</text:p>
          </table:table-cell>
          <table:table-cell office:value-type="float" office:value="10.722" calcext:value-type="float">
            <text:p>10.7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575" calcext:value-type="float">
            <text:p>11575</text:p>
          </table:table-cell>
          <table:table-cell office:value-type="float" office:value="1000" calcext:value-type="float">
            <text:p>1000</text:p>
          </table:table-cell>
          <table:table-cell office:value-type="float" office:value="11.575" calcext:value-type="float">
            <text:p>11.5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653" calcext:value-type="float">
            <text:p>391653</text:p>
          </table:table-cell>
          <table:table-cell office:value-type="float" office:value="1000" calcext:value-type="float">
            <text:p>1000</text:p>
          </table:table-cell>
          <table:table-cell office:value-type="float" office:value="391.653" calcext:value-type="float">
            <text:p>391.653</text:p>
          </table:table-cell>
          <table:table-cell office:value-type="float" office:value="366" calcext:value-type="float">
            <text:p>366</text:p>
          </table:table-cell>
          <table:table-cell office:value-type="float" office:value="410" calcext:value-type="float">
            <text:p>410</text:p>
          </table:table-cell>
          <table:table-cell office:value-type="float" office:value="0.241457" calcext:value-type="float">
            <text:p>0.241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457" calcext:value-type="float">
            <text:p>0.000241457</text:p>
          </table:table-cell>
          <table:table-cell office:value-type="float" office:value="0.000113154" calcext:value-type="float">
            <text:p>0.000113154</text:p>
          </table:table-cell>
          <table:table-cell office:value-type="float" office:value="0.000419778" calcext:value-type="float">
            <text:p>0.000419778</text:p>
          </table:table-cell>
          <table:table-cell office:value-type="float" office:value="2469092" calcext:value-type="float">
            <text:p>2469092</text:p>
          </table:table-cell>
          <table:table-cell office:value-type="float" office:value="1000" calcext:value-type="float">
            <text:p>1000</text:p>
          </table:table-cell>
          <table:table-cell office:value-type="float" office:value="2469.09" calcext:value-type="float">
            <text:p>2469.09</text:p>
          </table:table-cell>
          <table:table-cell office:value-type="float" office:value="1126" calcext:value-type="float">
            <text:p>1126</text:p>
          </table:table-cell>
          <table:table-cell office:value-type="float" office:value="4382" calcext:value-type="float">
            <text:p>4382</text:p>
          </table:table-cell>
          <table:table-cell office:value-type="float" office:value="15270" calcext:value-type="float">
            <text:p>15270</text:p>
          </table:table-cell>
          <table:table-cell office:value-type="float" office:value="1000" calcext:value-type="float">
            <text:p>1000</text:p>
          </table:table-cell>
          <table:table-cell office:value-type="float" office:value="15.27" calcext:value-type="float">
            <text:p>15.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818" calcext:value-type="float">
            <text:p>15818</text:p>
          </table:table-cell>
          <table:table-cell office:value-type="float" office:value="1000" calcext:value-type="float">
            <text:p>1000</text:p>
          </table:table-cell>
          <table:table-cell office:value-type="float" office:value="15.818" calcext:value-type="float">
            <text:p>15.8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69" calcext:value-type="float">
            <text:p>78169</text:p>
          </table:table-cell>
          <table:table-cell office:value-type="float" office:value="1000" calcext:value-type="float">
            <text:p>1000</text:p>
          </table:table-cell>
          <table:table-cell office:value-type="float" office:value="78.169" calcext:value-type="float">
            <text:p>78.169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0.0170389" calcext:value-type="float">
            <text:p>0.01703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89" calcext:value-type="float">
            <text:p>1.70389E-05</text:p>
          </table:table-cell>
          <table:table-cell office:value-type="float" office:value="0.000012187" calcext:value-type="float">
            <text:p>1.2187E-05</text:p>
          </table:table-cell>
          <table:table-cell office:value-type="float" office:value="0.000046391" calcext:value-type="float">
            <text:p>4.6391E-05</text:p>
          </table:table-cell>
          <table:table-cell office:value-type="float" office:value="161404" calcext:value-type="float">
            <text:p>161404</text:p>
          </table:table-cell>
          <table:table-cell office:value-type="float" office:value="1000" calcext:value-type="float">
            <text:p>1000</text:p>
          </table:table-cell>
          <table:table-cell office:value-type="float" office:value="161.404" calcext:value-type="float">
            <text:p>161.404</text:p>
          </table:table-cell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office:value-type="float" office:value="2699" calcext:value-type="float">
            <text:p>2699</text:p>
          </table:table-cell>
          <table:table-cell office:value-type="float" office:value="1000" calcext:value-type="float">
            <text:p>1000</text:p>
          </table:table-cell>
          <table:table-cell office:value-type="float" office:value="2.699" calcext:value-type="float">
            <text:p>2.6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5" calcext:value-type="float">
            <text:p>3075</text:p>
          </table:table-cell>
          <table:table-cell office:value-type="float" office:value="1000" calcext:value-type="float">
            <text:p>1000</text:p>
          </table:table-cell>
          <table:table-cell office:value-type="float" office:value="3.075" calcext:value-type="float">
            <text:p>3.0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939" calcext:value-type="float">
            <text:p>155939</text:p>
          </table:table-cell>
          <table:table-cell office:value-type="float" office:value="1000" calcext:value-type="float">
            <text:p>1000</text:p>
          </table:table-cell>
          <table:table-cell office:value-type="float" office:value="155.939" calcext:value-type="float">
            <text:p>155.939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0.0224879" calcext:value-type="float">
            <text:p>0.0224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879" calcext:value-type="float">
            <text:p>2.24879E-05</text:p>
          </table:table-cell>
          <table:table-cell office:value-type="float" office:value="0.000012974" calcext:value-type="float">
            <text:p>1.2974E-05</text:p>
          </table:table-cell>
          <table:table-cell office:value-type="float" office:value="0.000048492" calcext:value-type="float">
            <text:p>4.8492E-05</text:p>
          </table:table-cell>
          <table:table-cell office:value-type="float" office:value="207549" calcext:value-type="float">
            <text:p>207549</text:p>
          </table:table-cell>
          <table:table-cell office:value-type="float" office:value="1000" calcext:value-type="float">
            <text:p>1000</text:p>
          </table:table-cell>
          <table:table-cell office:value-type="float" office:value="207.549" calcext:value-type="float">
            <text:p>207.549</text:p>
          </table:table-cell>
          <table:table-cell office:value-type="float" office:value="129" calcext:value-type="float">
            <text:p>129</text:p>
          </table:table-cell>
          <table:table-cell office:value-type="float" office:value="317" calcext:value-type="float">
            <text:p>317</text:p>
          </table:table-cell>
          <table:table-cell office:value-type="float" office:value="3356" calcext:value-type="float">
            <text:p>3356</text:p>
          </table:table-cell>
          <table:table-cell office:value-type="float" office:value="1000" calcext:value-type="float">
            <text:p>1000</text:p>
          </table:table-cell>
          <table:table-cell office:value-type="float" office:value="3.356" calcext:value-type="float">
            <text:p>3.3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8" calcext:value-type="float">
            <text:p>4018</text:p>
          </table:table-cell>
          <table:table-cell office:value-type="float" office:value="1000" calcext:value-type="float">
            <text:p>1000</text:p>
          </table:table-cell>
          <table:table-cell office:value-type="float" office:value="4.018" calcext:value-type="float">
            <text:p>4.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060" calcext:value-type="float">
            <text:p>234060</text:p>
          </table:table-cell>
          <table:table-cell office:value-type="float" office:value="1000" calcext:value-type="float">
            <text:p>1000</text:p>
          </table:table-cell>
          <table:table-cell office:value-type="float" office:value="234.06" calcext:value-type="float">
            <text:p>234.06</text:p>
          </table:table-cell>
          <table:table-cell office:value-type="float" office:value="197" calcext:value-type="float">
            <text:p>197</text:p>
          </table:table-cell>
          <table:table-cell office:value-type="float" office:value="275" calcext:value-type="float">
            <text:p>275</text:p>
          </table:table-cell>
          <table:table-cell office:value-type="float" office:value="0.0299467" calcext:value-type="float">
            <text:p>0.0299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467" calcext:value-type="float">
            <text:p>2.99467E-05</text:p>
          </table:table-cell>
          <table:table-cell office:value-type="float" office:value="0.000019578" calcext:value-type="float">
            <text:p>1.9578E-05</text:p>
          </table:table-cell>
          <table:table-cell office:value-type="float" office:value="0.0000506" calcext:value-type="float">
            <text:p>5.06E-05</text:p>
          </table:table-cell>
          <table:table-cell office:value-type="float" office:value="272924" calcext:value-type="float">
            <text:p>272924</text:p>
          </table:table-cell>
          <table:table-cell office:value-type="float" office:value="1000" calcext:value-type="float">
            <text:p>1000</text:p>
          </table:table-cell>
          <table:table-cell office:value-type="float" office:value="272.924" calcext:value-type="float">
            <text:p>272.924</text:p>
          </table:table-cell>
          <table:table-cell office:value-type="float" office:value="185" calcext:value-type="float">
            <text:p>185</text:p>
          </table:table-cell>
          <table:table-cell office:value-type="float" office:value="464" calcext:value-type="float">
            <text:p>464</text:p>
          </table:table-cell>
          <table:table-cell office:value-type="float" office:value="4124" calcext:value-type="float">
            <text:p>4124</text:p>
          </table:table-cell>
          <table:table-cell office:value-type="float" office:value="1000" calcext:value-type="float">
            <text:p>1000</text:p>
          </table:table-cell>
          <table:table-cell office:value-type="float" office:value="4.124" calcext:value-type="float">
            <text:p>4.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62" calcext:value-type="float">
            <text:p>4862</text:p>
          </table:table-cell>
          <table:table-cell office:value-type="float" office:value="1000" calcext:value-type="float">
            <text:p>1000</text:p>
          </table:table-cell>
          <table:table-cell office:value-type="float" office:value="4.862" calcext:value-type="float">
            <text:p>4.8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0.738" calcext:value-type="float">
            <text:p>0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783" calcext:value-type="float">
            <text:p>312783</text:p>
          </table:table-cell>
          <table:table-cell office:value-type="float" office:value="1000" calcext:value-type="float">
            <text:p>1000</text:p>
          </table:table-cell>
          <table:table-cell office:value-type="float" office:value="312.783" calcext:value-type="float">
            <text:p>312.783</text:p>
          </table:table-cell>
          <table:table-cell office:value-type="float" office:value="265" calcext:value-type="float">
            <text:p>265</text:p>
          </table:table-cell>
          <table:table-cell office:value-type="float" office:value="357" calcext:value-type="float">
            <text:p>357</text:p>
          </table:table-cell>
          <table:table-cell office:value-type="float" office:value="0.0395888" calcext:value-type="float">
            <text:p>0.03958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888" calcext:value-type="float">
            <text:p>3.95888E-05</text:p>
          </table:table-cell>
          <table:table-cell office:value-type="float" office:value="0.00002212" calcext:value-type="float">
            <text:p>2.212E-05</text:p>
          </table:table-cell>
          <table:table-cell office:value-type="float" office:value="0.00007647" calcext:value-type="float">
            <text:p>7.647E-05</text:p>
          </table:table-cell>
          <table:table-cell office:value-type="float" office:value="361159" calcext:value-type="float">
            <text:p>361159</text:p>
          </table:table-cell>
          <table:table-cell office:value-type="float" office:value="1000" calcext:value-type="float">
            <text:p>1000</text:p>
          </table:table-cell>
          <table:table-cell office:value-type="float" office:value="361.159" calcext:value-type="float">
            <text:p>361.159</text:p>
          </table:table-cell>
          <table:table-cell office:value-type="float" office:value="204" calcext:value-type="float">
            <text:p>204</text:p>
          </table:table-cell>
          <table:table-cell office:value-type="float" office:value="577" calcext:value-type="float">
            <text:p>577</text:p>
          </table:table-cell>
          <table:table-cell office:value-type="float" office:value="4967" calcext:value-type="float">
            <text:p>4967</text:p>
          </table:table-cell>
          <table:table-cell office:value-type="float" office:value="1000" calcext:value-type="float">
            <text:p>1000</text:p>
          </table:table-cell>
          <table:table-cell office:value-type="float" office:value="4.967" calcext:value-type="float">
            <text:p>4.9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0" calcext:value-type="float">
            <text:p>5840</text:p>
          </table:table-cell>
          <table:table-cell office:value-type="float" office:value="1000" calcext:value-type="float">
            <text:p>1000</text:p>
          </table:table-cell>
          <table:table-cell office:value-type="float" office:value="5.84" calcext:value-type="float">
            <text:p>5.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550" calcext:value-type="float">
            <text:p>389550</text:p>
          </table:table-cell>
          <table:table-cell office:value-type="float" office:value="1000" calcext:value-type="float">
            <text:p>1000</text:p>
          </table:table-cell>
          <table:table-cell office:value-type="float" office:value="389.55" calcext:value-type="float">
            <text:p>389.55</text:p>
          </table:table-cell>
          <table:table-cell office:value-type="float" office:value="349" calcext:value-type="float">
            <text:p>349</text:p>
          </table:table-cell>
          <table:table-cell office:value-type="float" office:value="427" calcext:value-type="float">
            <text:p>427</text:p>
          </table:table-cell>
          <table:table-cell office:value-type="float" office:value="0.0524179" calcext:value-type="float">
            <text:p>0.0524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179" calcext:value-type="float">
            <text:p>5.24179E-05</text:p>
          </table:table-cell>
          <table:table-cell office:value-type="float" office:value="0.000031049" calcext:value-type="float">
            <text:p>3.1049E-05</text:p>
          </table:table-cell>
          <table:table-cell office:value-type="float" office:value="0.00009466" calcext:value-type="float">
            <text:p>9.466E-05</text:p>
          </table:table-cell>
          <table:table-cell office:value-type="float" office:value="487121" calcext:value-type="float">
            <text:p>487121</text:p>
          </table:table-cell>
          <table:table-cell office:value-type="float" office:value="1000" calcext:value-type="float">
            <text:p>1000</text:p>
          </table:table-cell>
          <table:table-cell office:value-type="float" office:value="487.121" calcext:value-type="float">
            <text:p>487.121</text:p>
          </table:table-cell>
          <table:table-cell office:value-type="float" office:value="288" calcext:value-type="float">
            <text:p>288</text:p>
          </table:table-cell>
          <table:table-cell office:value-type="float" office:value="859" calcext:value-type="float">
            <text:p>859</text:p>
          </table:table-cell>
          <table:table-cell office:value-type="float" office:value="5955" calcext:value-type="float">
            <text:p>5955</text:p>
          </table:table-cell>
          <table:table-cell office:value-type="float" office:value="1000" calcext:value-type="float">
            <text:p>1000</text:p>
          </table:table-cell>
          <table:table-cell office:value-type="float" office:value="5.955" calcext:value-type="float">
            <text:p>5.9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67" calcext:value-type="float">
            <text:p>6967</text:p>
          </table:table-cell>
          <table:table-cell office:value-type="float" office:value="1000" calcext:value-type="float">
            <text:p>1000</text:p>
          </table:table-cell>
          <table:table-cell office:value-type="float" office:value="6.967" calcext:value-type="float">
            <text:p>6.9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816" calcext:value-type="float">
            <text:p>467816</text:p>
          </table:table-cell>
          <table:table-cell office:value-type="float" office:value="1000" calcext:value-type="float">
            <text:p>1000</text:p>
          </table:table-cell>
          <table:table-cell office:value-type="float" office:value="467.816" calcext:value-type="float">
            <text:p>467.816</text:p>
          </table:table-cell>
          <table:table-cell office:value-type="float" office:value="426" calcext:value-type="float">
            <text:p>426</text:p>
          </table:table-cell>
          <table:table-cell office:value-type="float" office:value="515" calcext:value-type="float">
            <text:p>515</text:p>
          </table:table-cell>
          <table:table-cell office:value-type="float" office:value="0.0732191" calcext:value-type="float">
            <text:p>0.0732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191" calcext:value-type="float">
            <text:p>7.32191E-05</text:p>
          </table:table-cell>
          <table:table-cell office:value-type="float" office:value="0.000043143" calcext:value-type="float">
            <text:p>4.3143E-05</text:p>
          </table:table-cell>
          <table:table-cell office:value-type="float" office:value="0.000153753" calcext:value-type="float">
            <text:p>0.000153753</text:p>
          </table:table-cell>
          <table:table-cell office:value-type="float" office:value="692572" calcext:value-type="float">
            <text:p>692572</text:p>
          </table:table-cell>
          <table:table-cell office:value-type="float" office:value="1000" calcext:value-type="float">
            <text:p>1000</text:p>
          </table:table-cell>
          <table:table-cell office:value-type="float" office:value="692.572" calcext:value-type="float">
            <text:p>692.572</text:p>
          </table:table-cell>
          <table:table-cell office:value-type="float" office:value="404" calcext:value-type="float">
            <text:p>404</text:p>
          </table:table-cell>
          <table:table-cell office:value-type="float" office:value="1110" calcext:value-type="float">
            <text:p>1110</text:p>
          </table:table-cell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7.225" calcext:value-type="float">
            <text:p>7.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384" calcext:value-type="float">
            <text:p>8384</text:p>
          </table:table-cell>
          <table:table-cell office:value-type="float" office:value="1000" calcext:value-type="float">
            <text:p>1000</text:p>
          </table:table-cell>
          <table:table-cell office:value-type="float" office:value="8.384" calcext:value-type="float">
            <text:p>8.3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569" calcext:value-type="float">
            <text:p>546569</text:p>
          </table:table-cell>
          <table:table-cell office:value-type="float" office:value="1000" calcext:value-type="float">
            <text:p>1000</text:p>
          </table:table-cell>
          <table:table-cell office:value-type="float" office:value="546.569" calcext:value-type="float">
            <text:p>546.569</text:p>
          </table:table-cell>
          <table:table-cell office:value-type="float" office:value="512" calcext:value-type="float">
            <text:p>512</text:p>
          </table:table-cell>
          <table:table-cell office:value-type="float" office:value="585" calcext:value-type="float">
            <text:p>585</text:p>
          </table:table-cell>
          <table:table-cell office:value-type="float" office:value="0.112152" calcext:value-type="float">
            <text:p>0.112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152" calcext:value-type="float">
            <text:p>0.000112152</text:p>
          </table:table-cell>
          <table:table-cell office:value-type="float" office:value="0.000062731" calcext:value-type="float">
            <text:p>6.2731E-05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000" calcext:value-type="float">
            <text:p>1000</text:p>
          </table:table-cell>
          <table:table-cell office:value-type="float" office:value="1092.5" calcext:value-type="float">
            <text:p>1092.5</text:p>
          </table:table-cell>
          <table:table-cell office:value-type="float" office:value="604" calcext:value-type="float">
            <text:p>604</text:p>
          </table:table-cell>
          <table:table-cell office:value-type="float" office:value="1849" calcext:value-type="float">
            <text:p>1849</text:p>
          </table:table-cell>
          <table:table-cell office:value-type="float" office:value="9197" calcext:value-type="float">
            <text:p>9197</text:p>
          </table:table-cell>
          <table:table-cell office:value-type="float" office:value="1000" calcext:value-type="float">
            <text:p>1000</text:p>
          </table:table-cell>
          <table:table-cell office:value-type="float" office:value="9.197" calcext:value-type="float">
            <text:p>9.1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26" calcext:value-type="float">
            <text:p>10426</text:p>
          </table:table-cell>
          <table:table-cell office:value-type="float" office:value="1000" calcext:value-type="float">
            <text:p>1000</text:p>
          </table:table-cell>
          <table:table-cell office:value-type="float" office:value="10.426" calcext:value-type="float">
            <text:p>10.4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0" calcext:value-type="float">
            <text:p>623950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" calcext:value-type="float">
            <text:p>623.95</text:p>
          </table:table-cell>
          <table:table-cell office:value-type="float" office:value="587" calcext:value-type="float">
            <text:p>587</text:p>
          </table:table-cell>
          <table:table-cell office:value-type="float" office:value="659" calcext:value-type="float">
            <text:p>659</text:p>
          </table:table-cell>
          <table:table-cell office:value-type="float" office:value="0.188627" calcext:value-type="float">
            <text:p>0.188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27" calcext:value-type="float">
            <text:p>0.000188627</text:p>
          </table:table-cell>
          <table:table-cell office:value-type="float" office:value="0.000116157" calcext:value-type="float">
            <text:p>0.000116157</text:p>
          </table:table-cell>
          <table:table-cell office:value-type="float" office:value="0.000319499" calcext:value-type="float">
            <text:p>0.000319499</text:p>
          </table:table-cell>
          <table:table-cell office:value-type="float" office:value="1890709" calcext:value-type="float">
            <text:p>1890709</text:p>
          </table:table-cell>
          <table:table-cell office:value-type="float" office:value="1000" calcext:value-type="float">
            <text:p>1000</text:p>
          </table:table-cell>
          <table:table-cell office:value-type="float" office:value="1890.71" calcext:value-type="float">
            <text:p>1890.71</text:p>
          </table:table-cell>
          <table:table-cell office:value-type="float" office:value="1144" calcext:value-type="float">
            <text:p>1144</text:p>
          </table:table-cell>
          <table:table-cell office:value-type="float" office:value="3337" calcext:value-type="float">
            <text:p>3337</text:p>
          </table:table-cell>
          <table:table-cell office:value-type="float" office:value="12050" calcext:value-type="float">
            <text:p>12050</text:p>
          </table:table-cell>
          <table:table-cell office:value-type="float" office:value="1000" calcext:value-type="float">
            <text:p>1000</text:p>
          </table:table-cell>
          <table:table-cell office:value-type="float" office:value="12.05" calcext:value-type="float">
            <text:p>12.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335" calcext:value-type="float">
            <text:p>13335</text:p>
          </table:table-cell>
          <table:table-cell office:value-type="float" office:value="1000" calcext:value-type="float">
            <text:p>1000</text:p>
          </table:table-cell>
          <table:table-cell office:value-type="float" office:value="13.335" calcext:value-type="float">
            <text:p>13.33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85" calcext:value-type="float">
            <text:p>1285</text:p>
          </table:table-cell>
          <table:table-cell office:value-type="float" office:value="1000" calcext:value-type="float">
            <text:p>1000</text:p>
          </table:table-cell>
          <table:table-cell office:value-type="float" office:value="1.285" calcext:value-type="float">
            <text:p>1.2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44" calcext:value-type="float">
            <text:p>701844</text:p>
          </table:table-cell>
          <table:table-cell office:value-type="float" office:value="1000" calcext:value-type="float">
            <text:p>1000</text:p>
          </table:table-cell>
          <table:table-cell office:value-type="float" office:value="701.844" calcext:value-type="float">
            <text:p>701.844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0.409666" calcext:value-type="float">
            <text:p>0.409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666" calcext:value-type="float">
            <text:p>0.000409666</text:p>
          </table:table-cell>
          <table:table-cell office:value-type="float" office:value="0.000229418" calcext:value-type="float">
            <text:p>0.000229418</text:p>
          </table:table-cell>
          <table:table-cell office:value-type="float" office:value="0.000717073" calcext:value-type="float">
            <text:p>0.000717073</text:p>
          </table:table-cell>
          <table:table-cell office:value-type="float" office:value="4254330" calcext:value-type="float">
            <text:p>4254330</text:p>
          </table:table-cell>
          <table:table-cell office:value-type="float" office:value="1000" calcext:value-type="float">
            <text:p>1000</text:p>
          </table:table-cell>
          <table:table-cell office:value-type="float" office:value="4254.33" calcext:value-type="float">
            <text:p>4254.33</text:p>
          </table:table-cell>
          <table:table-cell office:value-type="float" office:value="2362" calcext:value-type="float">
            <text:p>2362</text:p>
          </table:table-cell>
          <table:table-cell office:value-type="float" office:value="7053" calcext:value-type="float">
            <text:p>7053</text:p>
          </table:table-cell>
          <table:table-cell office:value-type="float" office:value="17761" calcext:value-type="float">
            <text:p>17761</text:p>
          </table:table-cell>
          <table:table-cell office:value-type="float" office:value="1000" calcext:value-type="float">
            <text:p>1000</text:p>
          </table:table-cell>
          <table:table-cell office:value-type="float" office:value="17.761" calcext:value-type="float">
            <text:p>17.7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791" calcext:value-type="float">
            <text:p>18791</text:p>
          </table:table-cell>
          <table:table-cell office:value-type="float" office:value="1000" calcext:value-type="float">
            <text:p>1000</text:p>
          </table:table-cell>
          <table:table-cell office:value-type="float" office:value="18.791" calcext:value-type="float">
            <text:p>18.79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3" calcext:value-type="float">
            <text:p>122333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3" calcext:value-type="float">
            <text:p>122.333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829" calcext:value-type="float">
            <text:p>2.16829E-05</text:p>
          </table:table-cell>
          <table:table-cell office:value-type="float" office:value="0.00001515" calcext:value-type="float">
            <text:p>1.515E-05</text:p>
          </table:table-cell>
          <table:table-cell office:value-type="float" office:value="0.000048279" calcext:value-type="float">
            <text:p>4.8279E-05</text:p>
          </table:table-cell>
          <table:table-cell office:value-type="float" office:value="207721" calcext:value-type="float">
            <text:p>207721</text:p>
          </table:table-cell>
          <table:table-cell office:value-type="float" office:value="1000" calcext:value-type="float">
            <text:p>1000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55" calcext:value-type="float">
            <text:p>155</text:p>
          </table:table-cell>
          <table:table-cell office:value-type="float" office:value="303" calcext:value-type="float">
            <text:p>303</text:p>
          </table:table-cell>
          <table:table-cell office:value-type="float" office:value="2807" calcext:value-type="float">
            <text:p>2807</text:p>
          </table:table-cell>
          <table:table-cell office:value-type="float" office:value="1000" calcext:value-type="float">
            <text:p>1000</text:p>
          </table:table-cell>
          <table:table-cell office:value-type="float" office:value="2.807" calcext:value-type="float">
            <text:p>2.8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75" calcext:value-type="float">
            <text:p>3175</text:p>
          </table:table-cell>
          <table:table-cell office:value-type="float" office:value="1000" calcext:value-type="float">
            <text:p>1000</text:p>
          </table:table-cell>
          <table:table-cell office:value-type="float" office:value="3.175" calcext:value-type="float">
            <text:p>3.1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4936" calcext:value-type="float">
            <text:p>244936</text:p>
          </table:table-cell>
          <table:table-cell office:value-type="float" office:value="1000" calcext:value-type="float">
            <text:p>1000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0.029095" calcext:value-type="float">
            <text:p>0.029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95" calcext:value-type="float">
            <text:p>2.9095E-05</text:p>
          </table:table-cell>
          <table:table-cell office:value-type="float" office:value="0.000015989" calcext:value-type="float">
            <text:p>1.5989E-05</text:p>
          </table:table-cell>
          <table:table-cell office:value-type="float" office:value="0.000061286" calcext:value-type="float">
            <text:p>6.1286E-05</text:p>
          </table:table-cell>
          <table:table-cell office:value-type="float" office:value="270572" calcext:value-type="float">
            <text:p>270572</text:p>
          </table:table-cell>
          <table:table-cell office:value-type="float" office:value="1000" calcext:value-type="float">
            <text:p>1000</text:p>
          </table:table-cell>
          <table:table-cell office:value-type="float" office:value="270.572" calcext:value-type="float">
            <text:p>270.572</text:p>
          </table:table-cell>
          <table:table-cell office:value-type="float" office:value="162" calcext:value-type="float">
            <text:p>162</text:p>
          </table:table-cell>
          <table:table-cell office:value-type="float" office:value="396" calcext:value-type="float">
            <text:p>396</text:p>
          </table:table-cell>
          <table:table-cell office:value-type="float" office:value="3531" calcext:value-type="float">
            <text:p>3531</text:p>
          </table:table-cell>
          <table:table-cell office:value-type="float" office:value="1000" calcext:value-type="float">
            <text:p>1000</text:p>
          </table:table-cell>
          <table:table-cell office:value-type="float" office:value="3.531" calcext:value-type="float">
            <text:p>3.5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62" calcext:value-type="float">
            <text:p>4162</text:p>
          </table:table-cell>
          <table:table-cell office:value-type="float" office:value="1000" calcext:value-type="float">
            <text:p>1000</text:p>
          </table:table-cell>
          <table:table-cell office:value-type="float" office:value="4.162" calcext:value-type="float">
            <text:p>4.1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1" calcext:value-type="float">
            <text:p>631</text:p>
          </table:table-cell>
          <table:table-cell office:value-type="float" office:value="1000" calcext:value-type="float">
            <text:p>1000</text:p>
          </table:table-cell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8083" calcext:value-type="float">
            <text:p>368083</text:p>
          </table:table-cell>
          <table:table-cell office:value-type="float" office:value="1000" calcext:value-type="float">
            <text:p>1000</text:p>
          </table:table-cell>
          <table:table-cell office:value-type="float" office:value="368.083" calcext:value-type="float">
            <text:p>368.083</text:p>
          </table:table-cell>
          <table:table-cell office:value-type="float" office:value="316" calcext:value-type="float">
            <text:p>316</text:p>
          </table:table-cell>
          <table:table-cell office:value-type="float" office:value="420" calcext:value-type="float">
            <text:p>420</text:p>
          </table:table-cell>
          <table:table-cell office:value-type="float" office:value="0.0387953" calcext:value-type="float">
            <text:p>0.03879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7953" calcext:value-type="float">
            <text:p>3.87953E-05</text:p>
          </table:table-cell>
          <table:table-cell office:value-type="float" office:value="0.000024911" calcext:value-type="float">
            <text:p>2.4911E-05</text:p>
          </table:table-cell>
          <table:table-cell office:value-type="float" office:value="0.000073112" calcext:value-type="float">
            <text:p>7.3112E-05</text:p>
          </table:table-cell>
          <table:table-cell office:value-type="float" office:value="355582" calcext:value-type="float">
            <text:p>355582</text:p>
          </table:table-cell>
          <table:table-cell office:value-type="float" office:value="1000" calcext:value-type="float">
            <text:p>1000</text:p>
          </table:table-cell>
          <table:table-cell office:value-type="float" office:value="355.582" calcext:value-type="float">
            <text:p>355.582</text:p>
          </table:table-cell>
          <table:table-cell office:value-type="float" office:value="236" calcext:value-type="float">
            <text:p>236</text:p>
          </table:table-cell>
          <table:table-cell office:value-type="float" office:value="540" calcext:value-type="float">
            <text:p>540</text:p>
          </table:table-cell>
          <table:table-cell office:value-type="float" office:value="4320" calcext:value-type="float">
            <text:p>4320</text:p>
          </table:table-cell>
          <table:table-cell office:value-type="float" office:value="1000" calcext:value-type="float">
            <text:p>1000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30" calcext:value-type="float">
            <text:p>5130</text:p>
          </table:table-cell>
          <table:table-cell office:value-type="float" office:value="1000" calcext:value-type="float">
            <text:p>1000</text:p>
          </table:table-cell>
          <table:table-cell office:value-type="float" office:value="5.13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036" calcext:value-type="float">
            <text:p>489036</text:p>
          </table:table-cell>
          <table:table-cell office:value-type="float" office:value="1000" calcext:value-type="float">
            <text:p>1000</text:p>
          </table:table-cell>
          <table:table-cell office:value-type="float" office:value="489.036" calcext:value-type="float">
            <text:p>489.036</text:p>
          </table:table-cell>
          <table:table-cell office:value-type="float" office:value="441" calcext:value-type="float">
            <text:p>441</text:p>
          </table:table-cell>
          <table:table-cell office:value-type="float" office:value="535" calcext:value-type="float">
            <text:p>535</text:p>
          </table:table-cell>
          <table:table-cell office:value-type="float" office:value="0.0511992" calcext:value-type="float">
            <text:p>0.05119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992" calcext:value-type="float">
            <text:p>5.11992E-05</text:p>
          </table:table-cell>
          <table:table-cell office:value-type="float" office:value="0.000035582" calcext:value-type="float">
            <text:p>3.5582E-05</text:p>
          </table:table-cell>
          <table:table-cell office:value-type="float" office:value="0.000114385" calcext:value-type="float">
            <text:p>0.000114385</text:p>
          </table:table-cell>
          <table:table-cell office:value-type="float" office:value="469861" calcext:value-type="float">
            <text:p>469861</text:p>
          </table:table-cell>
          <table:table-cell office:value-type="float" office:value="1000" calcext:value-type="float">
            <text:p>1000</text:p>
          </table:table-cell>
          <table:table-cell office:value-type="float" office:value="469.861" calcext:value-type="float">
            <text:p>469.861</text:p>
          </table:table-cell>
          <table:table-cell office:value-type="float" office:value="329" calcext:value-type="float">
            <text:p>329</text:p>
          </table:table-cell>
          <table:table-cell office:value-type="float" office:value="791" calcext:value-type="float">
            <text:p>791</text:p>
          </table:table-cell>
          <table:table-cell office:value-type="float" office:value="5193" calcext:value-type="float">
            <text:p>5193</text:p>
          </table:table-cell>
          <table:table-cell office:value-type="float" office:value="1000" calcext:value-type="float">
            <text:p>1000</text:p>
          </table:table-cell>
          <table:table-cell office:value-type="float" office:value="5.193" calcext:value-type="float">
            <text:p>5.1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1" calcext:value-type="float">
            <text:p>981</text:p>
          </table:table-cell>
          <table:table-cell office:value-type="float" office:value="1000" calcext:value-type="float">
            <text:p>1000</text:p>
          </table:table-cell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1541" calcext:value-type="float">
            <text:p>611541</text:p>
          </table:table-cell>
          <table:table-cell office:value-type="float" office:value="1000" calcext:value-type="float">
            <text:p>1000</text:p>
          </table:table-cell>
          <table:table-cell office:value-type="float" office:value="611.541" calcext:value-type="float">
            <text:p>611.541</text:p>
          </table:table-cell>
          <table:table-cell office:value-type="float" office:value="551" calcext:value-type="float">
            <text:p>551</text:p>
          </table:table-cell>
          <table:table-cell office:value-type="float" office:value="670" calcext:value-type="float">
            <text:p>670</text:p>
          </table:table-cell>
          <table:table-cell office:value-type="float" office:value="0.0697822" calcext:value-type="float">
            <text:p>0.069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822" calcext:value-type="float">
            <text:p>6.97822E-05</text:p>
          </table:table-cell>
          <table:table-cell office:value-type="float" office:value="0.000039872" calcext:value-type="float">
            <text:p>3.9872E-05</text:p>
          </table:table-cell>
          <table:table-cell office:value-type="float" office:value="0.0001101" calcext:value-type="float">
            <text:p>0.0001101</text:p>
          </table:table-cell>
          <table:table-cell office:value-type="float" office:value="653042" calcext:value-type="float">
            <text:p>653042</text:p>
          </table:table-cell>
          <table:table-cell office:value-type="float" office:value="1000" calcext:value-type="float">
            <text:p>1000</text:p>
          </table:table-cell>
          <table:table-cell office:value-type="float" office:value="653.042" calcext:value-type="float">
            <text:p>653.042</text:p>
          </table:table-cell>
          <table:table-cell office:value-type="float" office:value="375" calcext:value-type="float">
            <text:p>375</text:p>
          </table:table-cell>
          <table:table-cell office:value-type="float" office:value="1056" calcext:value-type="float">
            <text:p>1056</text:p>
          </table:table-cell>
          <table:table-cell office:value-type="float" office:value="6337" calcext:value-type="float">
            <text:p>6337</text:p>
          </table:table-cell>
          <table:table-cell office:value-type="float" office:value="1000" calcext:value-type="float">
            <text:p>1000</text:p>
          </table:table-cell>
          <table:table-cell office:value-type="float" office:value="6.337" calcext:value-type="float">
            <text:p>6.3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73" calcext:value-type="float">
            <text:p>7473</text:p>
          </table:table-cell>
          <table:table-cell office:value-type="float" office:value="1000" calcext:value-type="float">
            <text:p>1000</text:p>
          </table:table-cell>
          <table:table-cell office:value-type="float" office:value="7.473" calcext:value-type="float">
            <text:p>7.4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36" calcext:value-type="float">
            <text:p>1136</text:p>
          </table:table-cell>
          <table:table-cell office:value-type="float" office:value="1000" calcext:value-type="float">
            <text:p>1000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852" calcext:value-type="float">
            <text:p>734852</text:p>
          </table:table-cell>
          <table:table-cell office:value-type="float" office:value="1000" calcext:value-type="float">
            <text:p>1000</text:p>
          </table:table-cell>
          <table:table-cell office:value-type="float" office:value="734.852" calcext:value-type="float">
            <text:p>734.852</text:p>
          </table:table-cell>
          <table:table-cell office:value-type="float" office:value="671" calcext:value-type="float">
            <text:p>671</text:p>
          </table:table-cell>
          <table:table-cell office:value-type="float" office:value="790" calcext:value-type="float">
            <text:p>790</text:p>
          </table:table-cell>
          <table:table-cell office:value-type="float" office:value="0.0984526" calcext:value-type="float">
            <text:p>0.09845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526" calcext:value-type="float">
            <text:p>9.84526E-05</text:p>
          </table:table-cell>
          <table:table-cell office:value-type="float" office:value="0.000065587" calcext:value-type="float">
            <text:p>6.5587E-05</text:p>
          </table:table-cell>
          <table:table-cell office:value-type="float" office:value="0.000236142" calcext:value-type="float">
            <text:p>0.000236142</text:p>
          </table:table-cell>
          <table:table-cell office:value-type="float" office:value="942911" calcext:value-type="float">
            <text:p>942911</text:p>
          </table:table-cell>
          <table:table-cell office:value-type="float" office:value="1000" calcext:value-type="float">
            <text:p>1000</text:p>
          </table:table-cell>
          <table:table-cell office:value-type="float" office:value="942.911" calcext:value-type="float">
            <text:p>942.911</text:p>
          </table:table-cell>
          <table:table-cell office:value-type="float" office:value="621" calcext:value-type="float">
            <text:p>621</text:p>
          </table:table-cell>
          <table:table-cell office:value-type="float" office:value="1483" calcext:value-type="float">
            <text:p>1483</text:p>
          </table:table-cell>
          <table:table-cell office:value-type="float" office:value="7753" calcext:value-type="float">
            <text:p>7753</text:p>
          </table:table-cell>
          <table:table-cell office:value-type="float" office:value="1000" calcext:value-type="float">
            <text:p>1000</text:p>
          </table:table-cell>
          <table:table-cell office:value-type="float" office:value="7.753" calcext:value-type="float">
            <text:p>7.7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08" calcext:value-type="float">
            <text:p>9108</text:p>
          </table:table-cell>
          <table:table-cell office:value-type="float" office:value="1000" calcext:value-type="float">
            <text:p>1000</text:p>
          </table:table-cell>
          <table:table-cell office:value-type="float" office:value="9.108" calcext:value-type="float">
            <text:p>9.10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55" calcext:value-type="float">
            <text:p>1355</text:p>
          </table:table-cell>
          <table:table-cell office:value-type="float" office:value="1000" calcext:value-type="float">
            <text:p>1000</text:p>
          </table:table-cell>
          <table:table-cell office:value-type="float" office:value="1.355" calcext:value-type="float">
            <text:p>1.3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845" calcext:value-type="float">
            <text:p>857845</text:p>
          </table:table-cell>
          <table:table-cell office:value-type="float" office:value="1000" calcext:value-type="float">
            <text:p>1000</text:p>
          </table:table-cell>
          <table:table-cell office:value-type="float" office:value="857.845" calcext:value-type="float">
            <text:p>857.845</text:p>
          </table:table-cell>
          <table:table-cell office:value-type="float" office:value="796" calcext:value-type="float">
            <text:p>796</text:p>
          </table:table-cell>
          <table:table-cell office:value-type="float" office:value="901" calcext:value-type="float">
            <text:p>901</text:p>
          </table:table-cell>
          <table:table-cell office:value-type="float" office:value="0.152958" calcext:value-type="float">
            <text:p>0.152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958" calcext:value-type="float">
            <text:p>0.000152958</text:p>
          </table:table-cell>
          <table:table-cell office:value-type="float" office:value="0.000088981" calcext:value-type="float">
            <text:p>8.8981E-05</text:p>
          </table:table-cell>
          <table:table-cell office:value-type="float" office:value="0.000270117" calcext:value-type="float">
            <text:p>0.000270117</text:p>
          </table:table-cell>
          <table:table-cell office:value-type="float" office:value="1506139" calcext:value-type="float">
            <text:p>1506139</text:p>
          </table:table-cell>
          <table:table-cell office:value-type="float" office:value="1000" calcext:value-type="float">
            <text:p>1000</text:p>
          </table:table-cell>
          <table:table-cell office:value-type="float" office:value="1506.14" calcext:value-type="float">
            <text:p>1506.14</text:p>
          </table:table-cell>
          <table:table-cell office:value-type="float" office:value="861" calcext:value-type="float">
            <text:p>861</text:p>
          </table:table-cell>
          <table:table-cell office:value-type="float" office:value="2420" calcext:value-type="float">
            <text:p>2420</text:p>
          </table:table-cell>
          <table:table-cell office:value-type="float" office:value="9905" calcext:value-type="float">
            <text:p>9905</text:p>
          </table:table-cell>
          <table:table-cell office:value-type="float" office:value="1000" calcext:value-type="float">
            <text:p>1000</text:p>
          </table:table-cell>
          <table:table-cell office:value-type="float" office:value="9.905" calcext:value-type="float">
            <text:p>9.9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391" calcext:value-type="float">
            <text:p>11391</text:p>
          </table:table-cell>
          <table:table-cell office:value-type="float" office:value="1000" calcext:value-type="float">
            <text:p>1000</text:p>
          </table:table-cell>
          <table:table-cell office:value-type="float" office:value="11.391" calcext:value-type="float">
            <text:p>11.39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86" calcext:value-type="float">
            <text:p>1486</text:p>
          </table:table-cell>
          <table:table-cell office:value-type="float" office:value="1000" calcext:value-type="float">
            <text:p>1000</text:p>
          </table:table-cell>
          <table:table-cell office:value-type="float" office:value="1.486" calcext:value-type="float">
            <text:p>1.4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693" calcext:value-type="float">
            <text:p>980693</text:p>
          </table:table-cell>
          <table:table-cell office:value-type="float" office:value="1000" calcext:value-type="float">
            <text:p>1000</text:p>
          </table:table-cell>
          <table:table-cell office:value-type="float" office:value="980.693" calcext:value-type="float">
            <text:p>980.693</text:p>
          </table:table-cell>
          <table:table-cell office:value-type="float" office:value="940" calcext:value-type="float">
            <text:p>940</text:p>
          </table:table-cell>
          <table:table-cell office:value-type="float" office:value="1016" calcext:value-type="float">
            <text:p>1016</text:p>
          </table:table-cell>
          <table:table-cell office:value-type="float" office:value="0.266176" calcext:value-type="float">
            <text:p>0.266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176" calcext:value-type="float">
            <text:p>0.000266176</text:p>
          </table:table-cell>
          <table:table-cell office:value-type="float" office:value="0.000150711" calcext:value-type="float">
            <text:p>0.000150711</text:p>
          </table:table-cell>
          <table:table-cell office:value-type="float" office:value="0.000397569" calcext:value-type="float">
            <text:p>0.000397569</text:p>
          </table:table-cell>
          <table:table-cell office:value-type="float" office:value="2700659" calcext:value-type="float">
            <text:p>2700659</text:p>
          </table:table-cell>
          <table:table-cell office:value-type="float" office:value="1000" calcext:value-type="float">
            <text:p>1000</text:p>
          </table:table-cell>
          <table:table-cell office:value-type="float" office:value="2700.66" calcext:value-type="float">
            <text:p>2700.66</text:p>
          </table:table-cell>
          <table:table-cell office:value-type="float" office:value="1492" calcext:value-type="float">
            <text:p>1492</text:p>
          </table:table-cell>
          <table:table-cell office:value-type="float" office:value="4107" calcext:value-type="float">
            <text:p>4107</text:p>
          </table:table-cell>
          <table:table-cell office:value-type="float" office:value="13193" calcext:value-type="float">
            <text:p>13193</text:p>
          </table:table-cell>
          <table:table-cell office:value-type="float" office:value="1000" calcext:value-type="float">
            <text:p>1000</text:p>
          </table:table-cell>
          <table:table-cell office:value-type="float" office:value="13.193" calcext:value-type="float">
            <text:p>13.1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97" calcext:value-type="float">
            <text:p>1697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856" calcext:value-type="float">
            <text:p>110285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86" calcext:value-type="float">
            <text:p>1102.86</text:p>
          </table:table-cell>
          <table:table-cell office:value-type="float" office:value="1068" calcext:value-type="float">
            <text:p>1068</text:p>
          </table:table-cell>
          <table:table-cell office:value-type="float" office:value="1131" calcext:value-type="float">
            <text:p>1131</text:p>
          </table:table-cell>
          <table:table-cell office:value-type="float" office:value="0.611831" calcext:value-type="float">
            <text:p>0.611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1831" calcext:value-type="float">
            <text:p>0.000611831</text:p>
          </table:table-cell>
          <table:table-cell office:value-type="float" office:value="0.000380071" calcext:value-type="float">
            <text:p>0.000380071</text:p>
          </table:table-cell>
          <table:table-cell office:value-type="float" office:value="0.000967457" calcext:value-type="float">
            <text:p>0.000967457</text:p>
          </table:table-cell>
          <table:table-cell office:value-type="float" office:value="6418127" calcext:value-type="float">
            <text:p>6418127</text:p>
          </table:table-cell>
          <table:table-cell office:value-type="float" office:value="1000" calcext:value-type="float">
            <text:p>1000</text:p>
          </table:table-cell>
          <table:table-cell office:value-type="float" office:value="6418.13" calcext:value-type="float">
            <text:p>6418.13</text:p>
          </table:table-cell>
          <table:table-cell office:value-type="float" office:value="3901" calcext:value-type="float">
            <text:p>3901</text:p>
          </table:table-cell>
          <table:table-cell office:value-type="float" office:value="10296" calcext:value-type="float">
            <text:p>10296</text:p>
          </table:table-cell>
          <table:table-cell office:value-type="float" office:value="19867" calcext:value-type="float">
            <text:p>19867</text:p>
          </table:table-cell>
          <table:table-cell office:value-type="float" office:value="1000" calcext:value-type="float">
            <text:p>1000</text:p>
          </table:table-cell>
          <table:table-cell office:value-type="float" office:value="19.867" calcext:value-type="float">
            <text:p>19.8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417" calcext:value-type="float">
            <text:p>21417</text:p>
          </table:table-cell>
          <table:table-cell office:value-type="float" office:value="1000" calcext:value-type="float">
            <text:p>1000</text:p>
          </table:table-cell>
          <table:table-cell office:value-type="float" office:value="21.417" calcext:value-type="float">
            <text:p>21.4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550" calcext:value-type="float">
            <text:p>1550</text:p>
          </table:table-cell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1.28pt" svg:y="2.1pt">
            <draw:object draw:notify-on-update-of-ranges="summary_10.B2:summary_10.B10 summary_10.AD2:summary_10.AD10 summary_20.B2:summary_20.B10 summary_20.AD2:summary_20.AD10 summary_30.B2:summary_30.B10 summary_30.AD2:summary_30.AD10 summary_40.B2:summary_40.B10 summary_40.AD2:summary_40.AD10 summary_50.B2:summary_50.B10 summary_50.AD2:summary_50.A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5.19pt" svg:y="4.56pt">
            <draw:object draw:notify-on-update-of-ranges="summary_10.B2:summary_10.B10 summary_10.L2:summary_10.L10 summary_20.B2:summary_20.B10 summary_20.L2:summary_20.L10 summary_30.B2:summary_30.B10 summary_30.L2:summary_30.L10 summary_40.B2:summary_40.B10 summary_40.L2:summary_40.L10 summary_50.B2:summary_50.B10 summary_50.L2:summary_50.L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22:32:02.96060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1:56:43.320365246</meta:creation-date>
    <meta:generator>LibreOffice/6.2.7.1$Linux_X86_64 LibreOffice_project/20$Build-1</meta:generator>
    <dc:date>2019-12-05T22:40:59.252965691</dc:date>
    <meta:editing-duration>PT38M29S</meta:editing-duration>
    <meta:editing-cycles>5</meta:editing-cycles>
    <meta:document-statistic meta:table-count="6" meta:cell-count="16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D2:summary_10.AD10 summary_20.AD2:summary_20.AD10 summary_30.AD2:summary_30.AD10 summary_40.AD2:summary_40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423cm" chart:style-name="ch6">
              <text:p>Error</text:p>
            </chart:title>
            <chart:grid chart:style-name="ch7" chart:class="major"/>
          </chart:axis>
          <chart:series chart:style-name="ch8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14">
                <text:p>0.014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281">
                <text:p>0.281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422">
                <text:p>0.422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376">
                <text:p>0.376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368">
                <text:p>0.368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21">
                <text:p>0.121</text:p>
              </table:table-cell>
              <table:table-cell office:value-type="float" office:value="20">
                <text:p>20</text:p>
              </table:table-cell>
              <table:table-cell office:value-type="float" office:value="0.291">
                <text:p>0.291</text:p>
              </table:table-cell>
              <table:table-cell office:value-type="float" office:value="20">
                <text:p>20</text:p>
              </table:table-cell>
              <table:table-cell office:value-type="float" office:value="0.504">
                <text:p>0.504</text:p>
              </table:table-cell>
              <table:table-cell office:value-type="float" office:value="20">
                <text:p>20</text:p>
              </table:table-cell>
              <table:table-cell office:value-type="float" office:value="0.662">
                <text:p>0.662</text:p>
              </table:table-cell>
              <table:table-cell office:value-type="float" office:value="20">
                <text:p>2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34">
                <text:p>0.134</text:p>
              </table:table-cell>
              <table:table-cell office:value-type="float" office:value="30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30">
                <text:p>30</text:p>
              </table:table-cell>
              <table:table-cell office:value-type="float" office:value="0.553">
                <text:p>0.553</text:p>
              </table:table-cell>
              <table:table-cell office:value-type="float" office:value="30">
                <text:p>30</text:p>
              </table:table-cell>
              <table:table-cell office:value-type="float" office:value="0.738">
                <text:p>0.738</text:p>
              </table:table-cell>
              <table:table-cell office:value-type="float" office:value="30">
                <text:p>3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  <table:table-cell office:value-type="float" office:value="40">
                <text:p>40</text:p>
              </table:table-cell>
              <table:table-cell office:value-type="float" office:value="0.471">
                <text:p>0.471</text:p>
              </table:table-cell>
              <table:table-cell office:value-type="float" office:value="40">
                <text:p>40</text:p>
              </table:table-cell>
              <table:table-cell office:value-type="float" office:value="0.639">
                <text:p>0.639</text:p>
              </table:table-cell>
              <table:table-cell office:value-type="float" office:value="40">
                <text:p>40</text:p>
              </table:table-cell>
              <table:table-cell office:value-type="float" office:value="0.873">
                <text:p>0.873</text:p>
              </table:table-cell>
              <table:table-cell office:value-type="float" office:value="40">
                <text:p>40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6">
                <text:p>0.16</text:p>
              </table:table-cell>
              <table:table-cell office:value-type="float" office:value="50">
                <text:p>50</text:p>
              </table:table-cell>
              <table:table-cell office:value-type="float" office:value="0.483">
                <text:p>0.483</text:p>
              </table:table-cell>
              <table:table-cell office:value-type="float" office:value="50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50">
                <text:p>50</text:p>
              </table:table-cell>
              <table:table-cell office:value-type="float" office:value="1.012">
                <text:p>1.012</text:p>
              </table:table-cell>
              <table:table-cell office:value-type="float" office:value="50">
                <text:p>50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57">
                <text:p>0.157</text:p>
              </table:table-cell>
              <table:table-cell office:value-type="float" office:value="60">
                <text:p>60</text:p>
              </table:table-cell>
              <table:table-cell office:value-type="float" office:value="0.502">
                <text:p>0.502</text:p>
              </table:table-cell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  <table:table-cell office:value-type="float" office:value="60">
                <text:p>60</text:p>
              </table:table-cell>
              <table:table-cell office:value-type="float" office:value="1.159">
                <text:p>1.159</text:p>
              </table:table-cell>
              <table:table-cell office:value-type="float" office:value="60">
                <text:p>6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32">
                <text:p>0.132</text:p>
              </table:table-cell>
              <table:table-cell office:value-type="float" office:value="70">
                <text:p>70</text:p>
              </table:table-cell>
              <table:table-cell office:value-type="float" office:value="0.502">
                <text:p>0.502</text:p>
              </table:table-cell>
              <table:table-cell office:value-type="float" office:value="70">
                <text:p>70</text:p>
              </table:table-cell>
              <table:table-cell office:value-type="float" office:value="0.874">
                <text:p>0.874</text:p>
              </table:table-cell>
              <table:table-cell office:value-type="float" office:value="70">
                <text:p>70</text:p>
              </table:table-cell>
              <table:table-cell office:value-type="float" office:value="1.229">
                <text:p>1.229</text:p>
              </table:table-cell>
              <table:table-cell office:value-type="float" office:value="70">
                <text:p>70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63">
                <text:p>0.063</text:p>
              </table:table-cell>
              <table:table-cell office:value-type="float" office:value="80">
                <text:p>80</text:p>
              </table:table-cell>
              <table:table-cell office:value-type="float" office:value="0.453">
                <text:p>0.453</text:p>
              </table:table-cell>
              <table:table-cell office:value-type="float" office:value="80">
                <text:p>80</text:p>
              </table:table-cell>
              <table:table-cell office:value-type="float" office:value="0.853">
                <text:p>0.853</text:p>
              </table:table-cell>
              <table:table-cell office:value-type="float" office:value="80">
                <text:p>80</text:p>
              </table:table-cell>
              <table:table-cell office:value-type="float" office:value="1.285">
                <text:p>1.285</text:p>
              </table:table-cell>
              <table:table-cell office:value-type="float" office:value="80">
                <text:p>80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14">
                <text:p>0.014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  <table:table-cell office:value-type="float" office:value="0.548">
                <text:p>0.548</text:p>
              </table:table-cell>
              <table:table-cell office:value-type="float" office:value="90">
                <text:p>90</text:p>
              </table:table-cell>
              <table:table-cell office:value-type="float" office:value="1.03">
                <text:p>1.03</text:p>
              </table:table-cell>
              <table:table-cell office:value-type="float" office:value="90">
                <text:p>90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L2:summary_10.L10 summary_20.L2:summary_20.L10 summary_30.L2:summary_30.L10 summary_40.L2:summary_40.L10 summary_50.L2:summary_50.L10" chart:data-source-has-labels="row" svg:x="1.331cm" svg:y="0.18cm" svg:width="12.185cm" svg:height="7.659cm">
          <chartooo:coordinate-region svg:x="2.614cm" svg:y="0.379cm" svg:width="10.622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654cm" chart:style-name="ch6">
              <text:p>Maximum Duration (s)</text:p>
            </chart:title>
            <chart:grid chart:style-name="ch7" chart:class="major"/>
          </chart:axis>
          <chart:series chart:style-name="ch8" chart:values-cell-range-address="summary_10.L2:summary_10.L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L2:summary_20.L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L2:summary_30.L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L2:summary_40.L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L2:summary_50.L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00019544">
                <text:p>0.000019544</text:p>
                <draw:g>
                  <svg:desc>summary_10.L2:summary_10.L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000029053">
                <text:p>0.000029053</text:p>
                <draw:g>
                  <svg:desc>summary_20.L2:summary_20.L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000028843">
                <text:p>0.000028843</text:p>
                <draw:g>
                  <svg:desc>summary_30.L2:summary_30.L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000046391">
                <text:p>0.000046391</text:p>
                <draw:g>
                  <svg:desc>summary_40.L2:summary_40.L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000048279">
                <text:p>0.000048279</text:p>
                <draw:g>
                  <svg:desc>summary_50.L2:summary_50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20919">
                <text:p>0.000020919</text:p>
              </table:table-cell>
              <table:table-cell office:value-type="float" office:value="20">
                <text:p>20</text:p>
              </table:table-cell>
              <table:table-cell office:value-type="float" office:value="0.000032687">
                <text:p>0.000032687</text:p>
              </table:table-cell>
              <table:table-cell office:value-type="float" office:value="20">
                <text:p>20</text:p>
              </table:table-cell>
              <table:table-cell office:value-type="float" office:value="0.000060413">
                <text:p>0.000060413</text:p>
              </table:table-cell>
              <table:table-cell office:value-type="float" office:value="20">
                <text:p>20</text:p>
              </table:table-cell>
              <table:table-cell office:value-type="float" office:value="0.000048492">
                <text:p>0.000048492</text:p>
              </table:table-cell>
              <table:table-cell office:value-type="float" office:value="20">
                <text:p>20</text:p>
              </table:table-cell>
              <table:table-cell office:value-type="float" office:value="0.000061286">
                <text:p>0.000061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22529">
                <text:p>0.000022529</text:p>
              </table:table-cell>
              <table:table-cell office:value-type="float" office:value="30">
                <text:p>30</text:p>
              </table:table-cell>
              <table:table-cell office:value-type="float" office:value="0.000029798">
                <text:p>0.000029798</text:p>
              </table:table-cell>
              <table:table-cell office:value-type="float" office:value="30">
                <text:p>30</text:p>
              </table:table-cell>
              <table:table-cell office:value-type="float" office:value="0.000040117">
                <text:p>0.000040117</text:p>
              </table:table-cell>
              <table:table-cell office:value-type="float" office:value="30">
                <text:p>30</text:p>
              </table:table-cell>
              <table:table-cell office:value-type="float" office:value="0.0000506">
                <text:p>0.0000506</text:p>
              </table:table-cell>
              <table:table-cell office:value-type="float" office:value="30">
                <text:p>30</text:p>
              </table:table-cell>
              <table:table-cell office:value-type="float" office:value="0.000073112">
                <text:p>0.000073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26306">
                <text:p>0.000026306</text:p>
              </table:table-cell>
              <table:table-cell office:value-type="float" office:value="40">
                <text:p>40</text:p>
              </table:table-cell>
              <table:table-cell office:value-type="float" office:value="0.000042986">
                <text:p>0.000042986</text:p>
              </table:table-cell>
              <table:table-cell office:value-type="float" office:value="40">
                <text:p>40</text:p>
              </table:table-cell>
              <table:table-cell office:value-type="float" office:value="0.000072471">
                <text:p>0.000072471</text:p>
              </table:table-cell>
              <table:table-cell office:value-type="float" office:value="40">
                <text:p>40</text:p>
              </table:table-cell>
              <table:table-cell office:value-type="float" office:value="0.00007647">
                <text:p>0.00007647</text:p>
              </table:table-cell>
              <table:table-cell office:value-type="float" office:value="40">
                <text:p>40</text:p>
              </table:table-cell>
              <table:table-cell office:value-type="float" office:value="0.000114385">
                <text:p>0.000114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19011">
                <text:p>0.000019011</text:p>
              </table:table-cell>
              <table:table-cell office:value-type="float" office:value="50">
                <text:p>50</text:p>
              </table:table-cell>
              <table:table-cell office:value-type="float" office:value="0.00004524">
                <text:p>0.00004524</text:p>
              </table:table-cell>
              <table:table-cell office:value-type="float" office:value="50">
                <text:p>50</text:p>
              </table:table-cell>
              <table:table-cell office:value-type="float" office:value="0.000077274">
                <text:p>0.000077274</text:p>
              </table:table-cell>
              <table:table-cell office:value-type="float" office:value="50">
                <text:p>50</text:p>
              </table:table-cell>
              <table:table-cell office:value-type="float" office:value="0.00009466">
                <text:p>0.00009466</text:p>
              </table:table-cell>
              <table:table-cell office:value-type="float" office:value="50">
                <text:p>50</text:p>
              </table:table-cell>
              <table:table-cell office:value-type="float" office:value="0.0001101">
                <text:p>0.000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3349">
                <text:p>0.00003349</text:p>
              </table:table-cell>
              <table:table-cell office:value-type="float" office:value="60">
                <text:p>60</text:p>
              </table:table-cell>
              <table:table-cell office:value-type="float" office:value="0.000075436">
                <text:p>0.000075436</text:p>
              </table:table-cell>
              <table:table-cell office:value-type="float" office:value="60">
                <text:p>60</text:p>
              </table:table-cell>
              <table:table-cell office:value-type="float" office:value="0.000093325">
                <text:p>0.000093325</text:p>
              </table:table-cell>
              <table:table-cell office:value-type="float" office:value="60">
                <text:p>60</text:p>
              </table:table-cell>
              <table:table-cell office:value-type="float" office:value="0.000153753">
                <text:p>0.000153753</text:p>
              </table:table-cell>
              <table:table-cell office:value-type="float" office:value="60">
                <text:p>60</text:p>
              </table:table-cell>
              <table:table-cell office:value-type="float" office:value="0.000236142">
                <text:p>0.000236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30245">
                <text:p>0.000030245</text:p>
              </table:table-cell>
              <table:table-cell office:value-type="float" office:value="70">
                <text:p>70</text:p>
              </table:table-cell>
              <table:table-cell office:value-type="float" office:value="0.000086239">
                <text:p>0.000086239</text:p>
              </table:table-cell>
              <table:table-cell office:value-type="float" office:value="70">
                <text:p>70</text:p>
              </table:table-cell>
              <table:table-cell office:value-type="float" office:value="0.000172141">
                <text:p>0.000172141</text:p>
              </table:table-cell>
              <table:table-cell office:value-type="float" office:value="70">
                <text:p>70</text:p>
              </table:table-cell>
              <table:table-cell office:value-type="float" office:value="0.00020866">
                <text:p>0.00020866</text:p>
              </table:table-cell>
              <table:table-cell office:value-type="float" office:value="70">
                <text:p>70</text:p>
              </table:table-cell>
              <table:table-cell office:value-type="float" office:value="0.000270117">
                <text:p>0.000270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40868">
                <text:p>0.000040868</text:p>
              </table:table-cell>
              <table:table-cell office:value-type="float" office:value="80">
                <text:p>80</text:p>
              </table:table-cell>
              <table:table-cell office:value-type="float" office:value="0.000113263">
                <text:p>0.000113263</text:p>
              </table:table-cell>
              <table:table-cell office:value-type="float" office:value="80">
                <text:p>80</text:p>
              </table:table-cell>
              <table:table-cell office:value-type="float" office:value="0.000244797">
                <text:p>0.000244797</text:p>
              </table:table-cell>
              <table:table-cell office:value-type="float" office:value="80">
                <text:p>80</text:p>
              </table:table-cell>
              <table:table-cell office:value-type="float" office:value="0.000319499">
                <text:p>0.000319499</text:p>
              </table:table-cell>
              <table:table-cell office:value-type="float" office:value="80">
                <text:p>80</text:p>
              </table:table-cell>
              <table:table-cell office:value-type="float" office:value="0.000397569">
                <text:p>0.000397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63245">
                <text:p>0.000063245</text:p>
              </table:table-cell>
              <table:table-cell office:value-type="float" office:value="90">
                <text:p>90</text:p>
              </table:table-cell>
              <table:table-cell office:value-type="float" office:value="0.000205089">
                <text:p>0.000205089</text:p>
              </table:table-cell>
              <table:table-cell office:value-type="float" office:value="90">
                <text:p>90</text:p>
              </table:table-cell>
              <table:table-cell office:value-type="float" office:value="0.000419778">
                <text:p>0.000419778</text:p>
              </table:table-cell>
              <table:table-cell office:value-type="float" office:value="90">
                <text:p>90</text:p>
              </table:table-cell>
              <table:table-cell office:value-type="float" office:value="0.000717073">
                <text:p>0.000717073</text:p>
              </table:table-cell>
              <table:table-cell office:value-type="float" office:value="90">
                <text:p>90</text:p>
              </table:table-cell>
              <table:table-cell office:value-type="float" office:value="0.000967457">
                <text:p>0.0009674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